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5.743cm"/>
    </style:style>
    <style:style style:name="co3" style:family="table-column">
      <style:table-column-properties fo:break-before="auto" style:column-width="7.75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5.161cm"/>
    </style:style>
    <style:style style:name="co9" style:family="table-column">
      <style:table-column-properties fo:break-before="auto" style:column-width="7.567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12.568cm"/>
    </style:style>
    <style:style style:name="co12" style:family="table-column">
      <style:table-column-properties fo:break-before="auto" style:column-width="6.562cm"/>
    </style:style>
    <style:style style:name="co13" style:family="table-column">
      <style:table-column-properties fo:break-before="auto" style:column-width="19.447cm"/>
    </style:style>
    <style:style style:name="co14" style:family="table-column">
      <style:table-column-properties fo:break-before="auto" style:column-width="6.482cm"/>
    </style:style>
    <style:style style:name="co15" style:family="table-column">
      <style:table-column-properties fo:break-before="auto" style:column-width="17.066cm"/>
    </style:style>
    <style:style style:name="co16" style:family="table-column">
      <style:table-column-properties fo:break-before="auto" style:column-width="14.552cm"/>
    </style:style>
    <style:style style:name="co17" style:family="table-column">
      <style:table-column-properties fo:break-before="auto" style:column-width="21.616cm"/>
    </style:style>
    <style:style style:name="co18" style:family="table-column">
      <style:table-column-properties fo:break-before="auto" style:column-width="11.139cm"/>
    </style:style>
    <style:style style:name="co19" style:family="table-column">
      <style:table-column-properties fo:break-before="auto" style:column-width="14.817cm"/>
    </style:style>
    <style:style style:name="co20" style:family="table-column">
      <style:table-column-properties fo:break-before="auto" style:column-width="6.429cm"/>
    </style:style>
    <style:style style:name="co21" style:family="table-column">
      <style:table-column-properties fo:break-before="auto" style:column-width="18.389cm"/>
    </style:style>
    <style:style style:name="co22" style:family="table-column">
      <style:table-column-properties fo:break-before="auto" style:column-width="4.524cm"/>
    </style:style>
    <style:style style:name="co23" style:family="table-column">
      <style:table-column-properties fo:break-before="auto" style:column-width="11.298cm"/>
    </style:style>
    <style:style style:name="co24" style:family="table-column">
      <style:table-column-properties fo:break-before="auto" style:column-width="3.995cm"/>
    </style:style>
    <style:style style:name="co25" style:family="table-column">
      <style:table-column-properties fo:break-before="auto" style:column-width="3.016cm"/>
    </style:style>
    <style:style style:name="co26" style:family="table-column">
      <style:table-column-properties fo:break-before="auto" style:column-width="2.646cm"/>
    </style:style>
    <style:style style:name="co27" style:family="table-column">
      <style:table-column-properties fo:break-before="auto" style:column-width="11.88cm"/>
    </style:style>
    <style:style style:name="co28" style:family="table-column">
      <style:table-column-properties fo:break-before="auto" style:column-width="11.192cm"/>
    </style:style>
    <style:style style:name="co29" style:family="table-column">
      <style:table-column-properties fo:break-before="auto" style:column-width="3.889cm"/>
    </style:style>
    <style:style style:name="co30" style:family="table-column">
      <style:table-column-properties fo:break-before="auto" style:column-width="13.6cm"/>
    </style:style>
    <style:style style:name="co31" style:family="table-column">
      <style:table-column-properties fo:break-before="auto" style:column-width="3.493cm"/>
    </style:style>
    <style:style style:name="co32" style:family="table-column">
      <style:table-column-properties fo:break-before="auto" style:column-width="15.24cm"/>
    </style:style>
    <style:style style:name="co33" style:family="table-column">
      <style:table-column-properties fo:break-before="auto" style:column-width="5.768cm"/>
    </style:style>
    <style:style style:name="co34" style:family="table-column">
      <style:table-column-properties fo:break-before="auto" style:column-width="4.101cm"/>
    </style:style>
    <style:style style:name="co35" style:family="table-column">
      <style:table-column-properties fo:break-before="auto" style:column-width="17.886cm"/>
    </style:style>
    <style:style style:name="co36" style:family="table-column">
      <style:table-column-properties fo:break-before="auto" style:column-width="2.937cm"/>
    </style:style>
    <style:style style:name="co37" style:family="table-column">
      <style:table-column-properties fo:break-before="auto" style:column-width="18.68cm"/>
    </style:style>
    <style:style style:name="co38" style:family="table-column">
      <style:table-column-properties fo:break-before="auto" style:column-width="6.773cm"/>
    </style:style>
    <style:style style:name="co39" style:family="table-column">
      <style:table-column-properties fo:break-before="auto" style:column-width="3.281cm"/>
    </style:style>
    <style:style style:name="co40" style:family="table-column">
      <style:table-column-properties fo:break-before="auto" style:column-width="16.748cm"/>
    </style:style>
    <style:style style:name="co41" style:family="table-column">
      <style:table-column-properties fo:break-before="auto" style:column-width="10.16cm"/>
    </style:style>
    <style:style style:name="co42" style:family="table-column">
      <style:table-column-properties fo:break-before="auto" style:column-width="15.875cm"/>
    </style:style>
    <style:style style:name="co43" style:family="table-column">
      <style:table-column-properties fo:break-before="auto" style:column-width="10.425cm"/>
    </style:style>
    <style:style style:name="co44" style:family="table-column">
      <style:table-column-properties fo:break-before="auto" style:column-width="4.128cm"/>
    </style:style>
    <style:style style:name="co45" style:family="table-column">
      <style:table-column-properties fo:break-before="auto" style:column-width="12.356cm"/>
    </style:style>
    <style:style style:name="co46" style:family="table-column">
      <style:table-column-properties fo:break-before="auto" style:column-width="3.466cm"/>
    </style:style>
    <style:style style:name="co47" style:family="table-column">
      <style:table-column-properties fo:break-before="auto" style:column-width="11.351cm"/>
    </style:style>
    <style:style style:name="co48" style:family="table-column">
      <style:table-column-properties fo:break-before="auto" style:column-width="5.794cm"/>
    </style:style>
    <style:style style:name="co49" style:family="table-column">
      <style:table-column-properties fo:break-before="auto" style:column-width="11.933cm"/>
    </style:style>
    <style:style style:name="co50" style:family="table-column">
      <style:table-column-properties fo:break-before="auto" style:column-width="11.113cm"/>
    </style:style>
    <style:style style:name="co51" style:family="table-column">
      <style:table-column-properties fo:break-before="auto" style:column-width="2.884cm"/>
    </style:style>
    <style:style style:name="co52" style:family="table-column">
      <style:table-column-properties fo:break-before="auto" style:column-width="2.461cm"/>
    </style:style>
    <style:style style:name="co53" style:family="table-column">
      <style:table-column-properties fo:break-before="auto" style:column-width="4.657cm"/>
    </style:style>
    <style:style style:name="co54" style:family="table-column">
      <style:table-column-properties fo:break-before="auto" style:column-width="13.811cm"/>
    </style:style>
    <style:style style:name="co55" style:family="table-column">
      <style:table-column-properties fo:break-before="auto" style:column-width="8.202cm"/>
    </style:style>
    <style:style style:name="co56" style:family="table-column">
      <style:table-column-properties fo:break-before="auto" style:column-width="2.805cm"/>
    </style:style>
    <style:style style:name="co57" style:family="table-column">
      <style:table-column-properties fo:break-before="auto" style:column-width="2.752cm"/>
    </style:style>
    <style:style style:name="co58" style:family="table-column">
      <style:table-column-properties fo:break-before="auto" style:column-width="20.955cm"/>
    </style:style>
    <style:style style:name="co59" style:family="table-column">
      <style:table-column-properties fo:break-before="auto" style:column-width="5.821cm"/>
    </style:style>
    <style:style style:name="co60" style:family="table-column">
      <style:table-column-properties fo:break-before="auto" style:column-width="4.604cm"/>
    </style:style>
    <style:style style:name="co61" style:family="table-column">
      <style:table-column-properties fo:break-before="auto" style:column-width="18.045cm"/>
    </style:style>
    <style:style style:name="co62" style:family="table-column">
      <style:table-column-properties fo:break-before="auto" style:column-width="7.329cm"/>
    </style:style>
    <style:style style:name="co63" style:family="table-column">
      <style:table-column-properties fo:break-before="auto" style:column-width="9.26cm"/>
    </style:style>
    <style:style style:name="co64" style:family="table-column">
      <style:table-column-properties fo:break-before="auto" style:column-width="5.318cm"/>
    </style:style>
    <style:style style:name="co65" style:family="table-column">
      <style:table-column-properties fo:break-before="auto" style:column-width="4.392cm"/>
    </style:style>
    <style:style style:name="co66" style:family="table-column">
      <style:table-column-properties fo:break-before="auto" style:column-width="12.647cm"/>
    </style:style>
    <style:style style:name="co67" style:family="table-column">
      <style:table-column-properties fo:break-before="auto" style:column-width="6.588cm"/>
    </style:style>
    <style:style style:name="co68" style:family="table-column">
      <style:table-column-properties fo:break-before="auto" style:column-width="3.757cm"/>
    </style:style>
    <style:style style:name="co69" style:family="table-column">
      <style:table-column-properties fo:break-before="auto" style:column-width="14.949cm"/>
    </style:style>
    <style:style style:name="co70" style:family="table-column">
      <style:table-column-properties fo:break-before="auto" style:column-width="14.208cm"/>
    </style:style>
    <style:style style:name="co71" style:family="table-column">
      <style:table-column-properties fo:break-before="auto" style:column-width="2.858cm"/>
    </style:style>
    <style:style style:name="co72" style:family="table-column">
      <style:table-column-properties fo:break-before="auto" style:column-width="3.122cm"/>
    </style:style>
    <style:style style:name="co73" style:family="table-column">
      <style:table-column-properties fo:break-before="auto" style:column-width="7.62cm"/>
    </style:style>
    <style:style style:name="co74" style:family="table-column">
      <style:table-column-properties fo:break-before="auto" style:column-width="7.514cm"/>
    </style:style>
    <style:style style:name="co75" style:family="table-column">
      <style:table-column-properties fo:break-before="auto" style:column-width="5.424cm"/>
    </style:style>
    <style:style style:name="co76" style:family="table-column">
      <style:table-column-properties fo:break-before="auto" style:column-width="9.075cm"/>
    </style:style>
    <style:style style:name="co77" style:family="table-column">
      <style:table-column-properties fo:break-before="auto" style:column-width="8.255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8.361cm"/>
    </style:style>
    <style:style style:name="co80" style:family="table-column">
      <style:table-column-properties fo:break-before="auto" style:column-width="6.932cm"/>
    </style:style>
    <style:style style:name="co81" style:family="table-column">
      <style:table-column-properties fo:break-before="auto" style:column-width="16.325cm"/>
    </style:style>
    <style:style style:name="co82" style:family="table-column">
      <style:table-column-properties fo:break-before="auto" style:column-width="18.653cm"/>
    </style:style>
    <style:style style:name="co83" style:family="table-column">
      <style:table-column-properties fo:break-before="auto" style:column-width="4.022cm"/>
    </style:style>
    <style:style style:name="co84" style:family="table-column">
      <style:table-column-properties fo:break-before="auto" style:column-width="19.526cm"/>
    </style:style>
    <style:style style:name="co85" style:family="table-column">
      <style:table-column-properties fo:break-before="auto" style:column-width="13.758cm"/>
    </style:style>
    <style:style style:name="co86" style:family="table-column">
      <style:table-column-properties fo:break-before="auto" style:column-width="4.815cm"/>
    </style:style>
    <style:style style:name="co87" style:family="table-column">
      <style:table-column-properties fo:break-before="auto" style:column-width="17.859cm"/>
    </style:style>
    <style:style style:name="co88" style:family="table-column">
      <style:table-column-properties fo:break-before="auto" style:column-width="20.082cm"/>
    </style:style>
    <style:style style:name="co89" style:family="table-column">
      <style:table-column-properties fo:break-before="auto" style:column-width="5.398cm"/>
    </style:style>
    <style:style style:name="co90" style:family="table-column">
      <style:table-column-properties fo:break-before="auto" style:column-width="5.027cm"/>
    </style:style>
    <style:style style:name="co91" style:family="table-column">
      <style:table-column-properties fo:break-before="auto" style:column-width="9.525cm"/>
    </style:style>
    <style:style style:name="co92" style:family="table-column">
      <style:table-column-properties fo:break-before="auto" style:column-width="16.907cm"/>
    </style:style>
    <style:style style:name="co93" style:family="table-column">
      <style:table-column-properties fo:break-before="auto" style:column-width="16.431cm"/>
    </style:style>
    <style:style style:name="co94" style:family="table-column">
      <style:table-column-properties fo:break-before="auto" style:column-width="2.619cm"/>
    </style:style>
    <style:style style:name="co95" style:family="table-column">
      <style:table-column-properties fo:break-before="auto" style:column-width="15.346cm"/>
    </style:style>
    <style:style style:name="co96" style:family="table-column">
      <style:table-column-properties fo:break-before="auto" style:column-width="16.616cm"/>
    </style:style>
    <style:style style:name="co97" style:family="table-column">
      <style:table-column-properties fo:break-before="auto" style:column-width="5.212cm"/>
    </style:style>
    <style:style style:name="co98" style:family="table-column">
      <style:table-column-properties fo:break-before="auto" style:column-width="4.419cm"/>
    </style:style>
    <style:style style:name="co99" style:family="table-column">
      <style:table-column-properties fo:break-before="auto" style:column-width="12.409cm"/>
    </style:style>
    <style:style style:name="co100" style:family="table-column">
      <style:table-column-properties fo:break-before="auto" style:column-width="15.293cm"/>
    </style:style>
    <style:style style:name="co101" style:family="table-column">
      <style:table-column-properties fo:break-before="auto" style:column-width="4.842cm"/>
    </style:style>
    <style:style style:name="co102" style:family="table-column">
      <style:table-column-properties fo:break-before="auto" style:column-width="6.694cm"/>
    </style:style>
    <style:style style:name="co103" style:family="table-column">
      <style:table-column-properties fo:break-before="auto" style:column-width="14.235cm"/>
    </style:style>
    <style:style style:name="co104" style:family="table-column">
      <style:table-column-properties fo:break-before="auto" style:column-width="7.646cm"/>
    </style:style>
    <style:style style:name="co105" style:family="table-column">
      <style:table-column-properties fo:break-before="auto" style:column-width="3.81cm"/>
    </style:style>
    <style:style style:name="co106" style:family="table-column">
      <style:table-column-properties fo:break-before="auto" style:column-width="8.07cm"/>
    </style:style>
    <style:style style:name="co107" style:family="table-column">
      <style:table-column-properties fo:break-before="auto" style:column-width="6.218cm"/>
    </style:style>
    <style:style style:name="co108" style:family="table-column">
      <style:table-column-properties fo:break-before="auto" style:column-width="7.17cm"/>
    </style:style>
    <style:style style:name="co109" style:family="table-column">
      <style:table-column-properties fo:break-before="auto" style:column-width="4.868cm"/>
    </style:style>
    <style:style style:name="co110" style:family="table-column">
      <style:table-column-properties fo:break-before="auto" style:column-width="3.598cm"/>
    </style:style>
    <style:style style:name="co111" style:family="table-column">
      <style:table-column-properties fo:break-before="auto" style:column-width="6.112cm"/>
    </style:style>
    <style:style style:name="co112" style:family="table-column">
      <style:table-column-properties fo:break-before="auto" style:column-width="5.874cm"/>
    </style:style>
    <style:style style:name="co113" style:family="table-column">
      <style:table-column-properties fo:break-before="auto" style:column-width="5.583cm"/>
    </style:style>
    <style:style style:name="co114" style:family="table-column">
      <style:table-column-properties fo:break-before="auto" style:column-width="9.578cm"/>
    </style:style>
    <style:style style:name="co115" style:family="table-column">
      <style:table-column-properties fo:break-before="auto" style:column-width="5.609cm"/>
    </style:style>
    <style:style style:name="co116" style:family="table-column">
      <style:table-column-properties fo:break-before="auto" style:column-width="5.345cm"/>
    </style:style>
    <style:style style:name="co117" style:family="table-column">
      <style:table-column-properties fo:break-before="auto" style:column-width="17.489cm"/>
    </style:style>
    <style:style style:name="co118" style:family="table-column">
      <style:table-column-properties fo:break-before="auto" style:column-width="5.239cm"/>
    </style:style>
    <style:style style:name="co119" style:family="table-column">
      <style:table-column-properties fo:break-before="auto" style:column-width="4.18cm"/>
    </style:style>
    <style:style style:name="co122" style:family="table-column">
      <style:table-column-properties fo:break-before="auto" style:column-width="8.043cm"/>
    </style:style>
    <style:style style:name="co123" style:family="table-column">
      <style:table-column-properties fo:break-before="auto" style:column-width="18.336cm"/>
    </style:style>
    <style:style style:name="co124" style:family="table-column">
      <style:table-column-properties fo:break-before="auto" style:column-width="10.848cm"/>
    </style:style>
    <style:style style:name="co120" style:family="table-column">
      <style:table-column-properties fo:break-before="auto" style:column-width="12.594cm"/>
    </style:style>
    <style:style style:name="co125" style:family="table-column">
      <style:table-column-properties fo:break-before="auto" style:column-width="4.71cm"/>
    </style:style>
    <style:style style:name="co126" style:family="table-column">
      <style:table-column-properties fo:break-before="auto" style:column-width="21.405cm"/>
    </style:style>
    <style:style style:name="co127" style:family="table-column">
      <style:table-column-properties fo:break-before="auto" style:column-width="21.537cm"/>
    </style:style>
    <style:style style:name="co128" style:family="table-column">
      <style:table-column-properties fo:break-before="auto" style:column-width="6.085cm"/>
    </style:style>
    <style:style style:name="co129" style:family="table-column">
      <style:table-column-properties fo:break-before="auto" style:column-width="3.863cm"/>
    </style:style>
    <style:style style:name="co130" style:family="table-column">
      <style:table-column-properties fo:break-before="auto" style:column-width="19.129cm"/>
    </style:style>
    <style:style style:name="co131" style:family="table-column">
      <style:table-column-properties fo:break-before="auto" style:column-width="8.176cm"/>
    </style:style>
    <style:style style:name="co132" style:family="table-column">
      <style:table-column-properties fo:break-before="auto" style:column-width="3.069cm"/>
    </style:style>
    <style:style style:name="co133" style:family="table-column">
      <style:table-column-properties fo:break-before="auto" style:column-width="3.149cm"/>
    </style:style>
    <style:style style:name="co134" style:family="table-column">
      <style:table-column-properties fo:break-before="auto" style:column-width="15.796cm"/>
    </style:style>
    <style:style style:name="co135" style:family="table-column">
      <style:table-column-properties fo:break-before="auto" style:column-width="7.408cm"/>
    </style:style>
    <style:style style:name="co136" style:family="table-column">
      <style:table-column-properties fo:break-before="auto" style:column-width="7.858cm"/>
    </style:style>
    <style:style style:name="co137" style:family="table-column">
      <style:table-column-properties fo:break-before="auto" style:column-width="7.144cm"/>
    </style:style>
    <style:style style:name="co138" style:family="table-column">
      <style:table-column-properties fo:break-before="auto" style:column-width="5.636cm"/>
    </style:style>
    <style:style style:name="co139" style:family="table-column">
      <style:table-column-properties fo:break-before="auto" style:column-width="8.916cm"/>
    </style:style>
    <style:style style:name="co140" style:family="table-column">
      <style:table-column-properties fo:break-before="auto" style:column-width="17.939cm"/>
    </style:style>
    <style:style style:name="co141" style:family="table-column">
      <style:table-column-properties fo:break-before="auto" style:column-width="11.086cm"/>
    </style:style>
    <style:style style:name="co142" style:family="table-column">
      <style:table-column-properties fo:break-before="auto" style:column-width="3.572cm"/>
    </style:style>
    <style:style style:name="co143" style:family="table-column">
      <style:table-column-properties fo:break-before="auto" style:column-width="10.98cm"/>
    </style:style>
    <style:style style:name="co144" style:family="table-column">
      <style:table-column-properties fo:break-before="auto" style:column-width="11.271cm"/>
    </style:style>
    <style:style style:name="co145" style:family="table-column">
      <style:table-column-properties fo:break-before="auto" style:column-width="3.413cm"/>
    </style:style>
    <style:style style:name="co146" style:family="table-column">
      <style:table-column-properties fo:break-before="auto" style:column-width="8.652cm"/>
    </style:style>
    <style:style style:name="co148" style:family="table-column">
      <style:table-column-properties fo:break-before="auto" style:column-width="6.9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56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10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7"/>
    <style:style style:name="ce6" style:family="table-cell" style:parent-style-name="Default" style:data-style-name="N108"/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0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107"/>
    <style:style style:name="ce18" style:family="table-cell" style:parent-style-name="Default" style:data-style-name="N108"/>
  </office:automatic-styles>
  <office:body>
    <office:spreadsheet>
      <table:calculation-settings table:automatic-find-labels="false" table:use-regular-expressions="false"/>
      <table:table table:name="Finale60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1018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bien de lune sont disponible dans#Super Mario Odyssey ? (sans en acheter)</text:p>
          </table:table-cell>
          <table:table-cell office:value-type="string" calcext:value-type="string">
            <text:p>836 lun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premier jeux Mario 3D ?</text:p>
          </table:table-cell>
          <table:table-cell office:value-type="string" calcext:value-type="string">
            <text:p>Super Mario 64 – Nintendo 64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ien de niveau y a-t-il dans Super Mario 64</text:p>
          </table:table-cell>
          <table:table-cell office:value-type="string" calcext:value-type="string">
            <text:p>15 nivea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nom de ce luma qui aide Mario dans Super Mario Galaxy ?</text:p>
          </table:table-cell>
          <table:table-cell office:value-type="string" calcext:value-type="string">
            <text:p>Polari</text:p>
          </table:table-cell>
          <table:table-cell office:value-type="string" calcext:value-type="string">
            <text:p>polari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bien de personnage sont jouables au#départ de Super Mario 3D World ?</text:p>
          </table:table-cell>
          <table:table-cell office:value-type="string" calcext:value-type="string">
            <text:p>4 (Mario, Luigi, Peach, Toad)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Dans Super Mario Odyssey, quel est le nom du chapeau#vivant de Mario?</text:p>
          </table:table-cell>
          <table:table-cell office:value-type="string" calcext:value-type="string">
            <text:p>Cappy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14" office:value-type="string" calcext:value-type="string">
            <text:p>Quel est le nom de la planète où Hulk atterrit#involontairement dans Thor: Ragnarok?</text:p>
          </table:table-cell>
          <table:table-cell office:value-type="string" calcext:value-type="string">
            <text:p>Saka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Dans quel film apparaît pour la première fois#la pierre de réalité ?</text:p>
          </table:table-cell>
          <table:table-cell table:style-name="ce14" office:value-type="string" calcext:value-type="string">
            <text:p>Thor : Le Monde des ténèbr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14" office:value-type="string" calcext:value-type="string">
            <text:p>Quel est le nom de l’antagoniste dans Black Panther?</text:p>
          </table:table-cell>
          <table:table-cell office:value-type="string" calcext:value-type="string">
            <text:p>Erik Killmong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ment se nomme l’armée d’alien qui envahissent#la terre dans le premier Avengers ?</text:p>
          </table:table-cell>
          <table:table-cell office:value-type="string" calcext:value-type="string">
            <text:p>Les Chitauri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ns Avengers: Infinity War#Comment s’appelle la nouvelle arme forgé pour Thor ?</text:p>
          </table:table-cell>
          <table:table-cell office:value-type="string" calcext:value-type="string">
            <text:p>Stormbreak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uelle organisation criminelle est dirigée par#Red Skull dans Captain America ?</text:p>
          </table:table-cell>
          <table:table-cell office:value-type="string" calcext:value-type="string">
            <text:p>H.Y.D.R.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Que signifie le « Gros œuvre » ?</text:p>
          </table:table-cell>
          <table:table-cell table:style-name="ce14" office:value-type="string" calcext:value-type="string">
            <text:p>La construction de l’ossature de l’ouvrag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À quoi correspond le sigle VRD ?</text:p>
          </table:table-cell>
          <table:table-cell office:value-type="string" calcext:value-type="string">
            <text:p>Voirie et réseaux diver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Qu’est-ce que la prospection foncière ?</text:p>
          </table:table-cell>
          <table:table-cell table:style-name="ce14" office:value-type="string" calcext:value-type="string">
            <text:p>Une technique de recherche de terrains constructib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À quoi correspond le sigle FDES ?</text:p>
          </table:table-cell>
          <table:table-cell table:style-name="ce14" office:value-type="string" calcext:value-type="string">
            <text:p>Fiche de Déclaration Environnementale et Sanitair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À quoi correspond le sigle DTU ?</text:p>
          </table:table-cell>
          <table:table-cell table:style-name="ce14" office:value-type="string" calcext:value-type="string">
            <text:p>Document Technique Unifi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u’est-ce que le béton précontraint ?</text:p>
          </table:table-cell>
          <table:table-cell office:value-type="string" calcext:value-type="string">
            <text:p>Renforcer avec câbles d'acier sous tension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uel est le nom du conseillé de Zangdar ?</text:p>
          </table:table-cell>
          <table:table-cell office:value-type="string" calcext:value-type="string">
            <text:p>Reiva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ns la saison 1#Qu’est il écrit sur le parchemin de la boite piégée ?</text:p>
          </table:table-cell>
          <table:table-cell office:value-type="string" calcext:value-type="string">
            <text:p>Hahaha je vous ai bien niqué ! Zangd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ns la saison 2#Dans quel endroit le téléporteur les envoie-t-il ?</text:p>
          </table:table-cell>
          <table:table-cell office:value-type="string" calcext:value-type="string">
            <text:p>Le château de Gzo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n quelle année début la série audio ?</text:p>
          </table:table-cell>
          <table:table-cell office:value-type="string" calcext:value-type="string">
            <text:p>En 2001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 quel moment la magicienne gagne un niveau ?</text:p>
          </table:table-cell>
          <table:table-cell office:value-type="string" calcext:value-type="string">
            <text:p>Après avoir rusé le Golbarg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 quelle ville doivent-ils rendre la statuette ?</text:p>
          </table:table-cell>
          <table:table-cell office:value-type="string" calcext:value-type="string">
            <text:p>Boulgourvi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" table:style-name="ta1"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" table:number-columns-repeated="2" table:default-cell-style-name="ce13"/>
        <table:table-column table:style-name="co7" table:number-columns-repeated="1018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bien d’expérience donne le parchemin doré ?</text:p>
          </table:table-cell>
          <table:table-cell office:value-type="string" calcext:value-type="string">
            <text:p>30000 points expérienc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le est l’arme de prédilection de la classe Enutrof ?</text:p>
          </table:table-cell>
          <table:table-cell office:value-type="string" calcext:value-type="string">
            <text:p>La pe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bien de salle comporte le donjon des Rats de Bomba ?</text:p>
          </table:table-cell>
          <table:table-cell office:value-type="string" calcext:value-type="string">
            <text:p>9 Sal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s sont les 3 types de monstres présent#dans la dernière salle du donjon des Bouftous ?</text:p>
          </table:table-cell>
          <table:table-cell office:value-type="string" calcext:value-type="string">
            <text:p>Bouftou, Bouftou Royal et Chef de Guerre Bouftou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les sont les coordonnées de l’enclos le plus cher ?</text:p>
          </table:table-cell>
          <table:table-cell office:value-type="string" calcext:value-type="string">
            <text:p>[-34,-48]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bien de lune sont disponible dans#Super Mario Odyssey ? (sans en acheter)</text:p>
          </table:table-cell>
          <table:table-cell office:value-type="string" calcext:value-type="string">
            <text:p>836 lun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premier jeu Mario 3D ?</text:p>
          </table:table-cell>
          <table:table-cell office:value-type="string" calcext:value-type="string">
            <text:p>Super Mario 64 – Nintendo 64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bien de niveau y a-t-il dans Super Mario 64</text:p>
          </table:table-cell>
          <table:table-cell office:value-type="string" calcext:value-type="string">
            <text:p>15 nivea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ien de personnages sont jouables au#départ de Super Mario 3D World ?</text:p>
          </table:table-cell>
          <table:table-cell office:value-type="string" calcext:value-type="string">
            <text:p>4 (Mario, Luigi, Peach, Toad)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Dans Super Mario Odyssey, quel est le nom du chapeau#vivant de Mario?</text:p>
          </table:table-cell>
          <table:table-cell office:value-type="string" calcext:value-type="string">
            <text:p>Cappy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Quel est le surnom que Nagatoro donne#à Naoto au début de l'histoire ?</text:p>
          </table:table-cell>
          <table:table-cell office:value-type="string" calcext:value-type="string">
            <text:p>Senpai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e subit Naoto Hachioji lors de sa rencontre avec Nagatoro ?</text:p>
          </table:table-cell>
          <table:table-cell office:value-type="string" calcext:value-type="string">
            <text:p>Des moqueries de ses camarades de class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bien de saison comporte l’anime Nagatoro ?</text:p>
          </table:table-cell>
          <table:table-cell office:value-type="string" calcext:value-type="string">
            <text:p>2 saison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el studio réalise l’anime Nagatoro ?</text:p>
          </table:table-cell>
          <table:table-cell office:value-type="string" calcext:value-type="string">
            <text:p>Telecom Animation Film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el est le nom de la présidente du club d’art ?</text:p>
          </table:table-cell>
          <table:table-cell office:value-type="string" calcext:value-type="string">
            <text:p>Saba Sunomiy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uelle unité dérivée du SI est utilisée#pour mesurer la radioactivité ?</text:p>
          </table:table-cell>
          <table:table-cell office:value-type="string" calcext:value-type="string">
            <text:p>Becquere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 quelle unité est mesurée la quantité de matière ?</text:p>
          </table:table-cell>
          <table:table-cell office:value-type="string" calcext:value-type="string">
            <text:p>mo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uelle unité dérivée du SI est utilisée#pour mesurer l’éclairement lumineux ?</text:p>
          </table:table-cell>
          <table:table-cell office:value-type="string" calcext:value-type="string">
            <text:p>L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elles sont les 7 unités de mesure#du système international ?</text:p>
          </table:table-cell>
          <table:table-cell office:value-type="string" calcext:value-type="string">
            <text:p>Kilogramme, Mètre, Seconde, Ampère, Kelvin, Mole, Candel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el préfixe du SI est utilisé pour décrire 1 milliard d’unités ?</text:p>
          </table:table-cell>
          <table:table-cell office:value-type="string" calcext:value-type="string">
            <text:p>Le gig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5"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Quel est le nom de la planète où Hulk atterrit#involontairement dans Thor: Ragnarok?</text:p>
          </table:table-cell>
          <table:table-cell office:value-type="string" calcext:value-type="string">
            <text:p>Saka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Dans quel film apparaît pour la première fois#la pierre de réalité ?</text:p>
          </table:table-cell>
          <table:table-cell table:style-name="ce14" office:value-type="string" calcext:value-type="string">
            <text:p>Thor : Le Monde des ténèbr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5">
          <table:table-cell office:value-type="float" office:value="23" calcext:value-type="float">
            <text:p>23</text:p>
          </table:table-cell>
          <table:table-cell table:style-name="ce14" office:value-type="string" calcext:value-type="string">
            <text:p>Quel est le nom de l’antagoniste dans Black Panther?</text:p>
          </table:table-cell>
          <table:table-cell office:value-type="string" calcext:value-type="string">
            <text:p>Erik Killmong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mment se nomme l’armée d’alien qui envahissent#la terre dans le premier Avengers ?</text:p>
          </table:table-cell>
          <table:table-cell office:value-type="string" calcext:value-type="string">
            <text:p>Les Chitauri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uelle organisation criminelle est dirigée par#Red Skull dans Captain America ?</text:p>
          </table:table-cell>
          <table:table-cell office:value-type="string" calcext:value-type="string">
            <text:p>H.Y.D.R.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Qui était l'entraîneur du PSG lors de la saison 2011-2012 ?</text:p>
          </table:table-cell>
          <table:table-cell table:style-name="ce14" office:value-type="string" calcext:value-type="string">
            <text:p>Antoine Kombouar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uelle saison le PSG a-t-il remporté son premier triplé#domestique (Ligue 1, Coupe de France, Coupe de la Ligue) ?</text:p>
          </table:table-cell>
          <table:table-cell office:value-type="string" calcext:value-type="string">
            <text:p>En 2015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uel défenseur brésilien a été recruté par le PSG#en provenance de la Roma en 2017 ?</text:p>
          </table:table-cell>
          <table:table-cell office:value-type="string" calcext:value-type="string">
            <text:p>Marquinho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uel gardien de but italien a été recruté par le PSG#en 2019 en provenance de la Sampdoria ?</text:p>
          </table:table-cell>
          <table:table-cell office:value-type="string" calcext:value-type="string">
            <text:p>Gianluigi Donnarum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bien de buts le PSG a-t-il marqué lors#de la saison 2018-2019 en ligue des champions ?</text:p>
          </table:table-cell>
          <table:table-cell office:value-type="string" calcext:value-type="string">
            <text:p>20 but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ue signifie ce son ?</text:p>
          </table:table-cell>
          <table:table-cell office:value-type="string" calcext:value-type="string">
            <text:p>We’ll be right back / On revient tout de suite</text:p>
          </table:table-cell>
          <table:table-cell office:value-type="string" calcext:value-type="string">
            <text:p>rightba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/>
            <text:p>Quelle musique du russe Eduard Khill est devenue un mème ?</text:p>
          </table:table-cell>
          <table:table-cell office:value-type="string" calcext:value-type="string">
            <text:p>La chanson du trololo</text:p>
          </table:table-cell>
          <table:table-cell office:value-type="string" calcext:value-type="string">
            <text:p>trololo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uel est le nom de ce mème audio ?</text:p>
          </table:table-cell>
          <table:table-cell office:value-type="string" calcext:value-type="string">
            <text:p>Epic Sax Guy</text:p>
          </table:table-cell>
          <table:table-cell office:value-type="string" calcext:value-type="string">
            <text:p>epicsacguy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 quel jeu vidéo est repris le mème:#  « Ah shit, here we go again. » ?</text:p>
          </table:table-cell>
          <table:table-cell office:value-type="string" calcext:value-type="string">
            <text:p>GTA San Andreas</text:p>
          </table:table-cell>
          <table:table-cell office:value-type="string" calcext:value-type="string">
            <text:p>ashit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uel est le nom de ce mème ?</text:p>
          </table:table-cell>
          <table:table-cell office:value-type="string" calcext:value-type="string">
            <text:p>Spooderman</text:p>
          </table:table-cell>
          <table:table-cell office:value-type="string" calcext:value-type="string">
            <text:p>spooderman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Que signifie le « Gros œuvre » ?</text:p>
          </table:table-cell>
          <table:table-cell table:style-name="ce14" office:value-type="string" calcext:value-type="string">
            <text:p>La construction de l’ossature de l’ouvrag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À quoi correspond le sigle VRD ?</text:p>
          </table:table-cell>
          <table:table-cell office:value-type="string" calcext:value-type="string">
            <text:p>Voirie et réseaux diver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Qu’est-ce que la prospection foncière ?</text:p>
          </table:table-cell>
          <table:table-cell table:style-name="ce14" office:value-type="string" calcext:value-type="string">
            <text:p>Une technique de recherche de terrains constructib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À quoi correspond le sigle FDES ?</text:p>
          </table:table-cell>
          <table:table-cell table:style-name="ce14" office:value-type="string" calcext:value-type="string">
            <text:p>Fiche de Déclaration Environnementale et Sanitair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À quoi correspond le sigle DTU ?</text:p>
          </table:table-cell>
          <table:table-cell table:style-name="ce14" office:value-type="string" calcext:value-type="string">
            <text:p>Document Technique Unifi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uel est le nom du conseiller de Zangdar ?</text:p>
          </table:table-cell>
          <table:table-cell office:value-type="string" calcext:value-type="string">
            <text:p>Reiva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ans la saison 1#Qu’est il écrit sur le parchemin de la boite piégée ?</text:p>
          </table:table-cell>
          <table:table-cell office:value-type="string" calcext:value-type="string">
            <text:p>Hahaha je vous ai bien niqué ! Zangd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ns la saison 2#Dans quel endroit le téléporteur les envoie-t-il ?</text:p>
          </table:table-cell>
          <table:table-cell office:value-type="string" calcext:value-type="string">
            <text:p>Le château de Gzo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n quelle année débuta la série audio ?</text:p>
          </table:table-cell>
          <table:table-cell office:value-type="string" calcext:value-type="string">
            <text:p>En 2001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 quelle ville doivent-ils rendre la statuette ?</text:p>
          </table:table-cell>
          <table:table-cell office:value-type="string" calcext:value-type="string">
            <text:p>Boulgourvi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Ben" table:style-name="ta2">
        <table:table-column table:style-name="co11" table:default-cell-style-name="ce13"/>
        <table:table-column table:style-name="co12" table:number-columns-repeated="1022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expérience donne un parchemin de métier ?</text:p>
          </table:table-cell>
          <table:table-cell office:value-type="string" calcext:value-type="string">
            <text:p>100 points d’expérienc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monstre ?</text:p>
          </table:table-cell>
          <table:table-cell office:value-type="string" calcext:value-type="string">
            <text:p>Bouftou</text:p>
          </table:table-cell>
          <table:table-cell office:value-type="string" calcext:value-type="string">
            <text:p>Boufto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zone possède les donjons :#Donjon des Champs et Donjon Ensablé ?</text:p>
          </table:table-cell>
          <table:table-cell office:value-type="string" calcext:value-type="string">
            <text:p>Astru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cette classe ?</text:p>
          </table:table-cell>
          <table:table-cell office:value-type="string" calcext:value-type="string">
            <text:p>Pandawa</text:p>
          </table:table-cell>
          <table:table-cell office:value-type="string" calcext:value-type="string">
            <text:p>PANDAW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’un dofus ?</text:p>
          </table:table-cell>
          <table:table-cell office:value-type="string" calcext:value-type="string">
            <text:p>Un œuf de drag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2">
        <table:table-column table:style-name="co13" table:number-columns-repeated="2" table:default-cell-style-name="ce13"/>
        <table:table-column table:style-name="co14" table:number-columns-repeated="1021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Combien de classes sont présentes sur Dofus Rétro ?</text:p>
          </table:table-cell>
          <table:table-cell office:value-type="string" calcext:value-type="string">
            <text:p>12 class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Quel donjon fallait il faire pour obtenir#le sort de capture d’âme ?</text:p>
          </table:table-cell>
          <table:table-cell office:value-type="string" calcext:value-type="string">
            <text:p>Donjon Bulb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Combien de donjons y a-t-il dans la zone Amakna ?</text:p>
          </table:table-cell>
          <table:table-cell office:value-type="string" calcext:value-type="string">
            <text:p>13 donjo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Quel dofus permet d’augmenter les dégâts de 26 à 50 % ?</text:p>
          </table:table-cell>
          <table:table-cell office:value-type="string" calcext:value-type="string">
            <text:p>Dofus Pourp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Dans quelle zone trouve-t-on l’Antre du Kralamoure Géant ?</text:p>
          </table:table-cell>
          <table:table-cell office:value-type="string" calcext:value-type="string">
            <text:p>L’ile d’Otomaï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cette classe ?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R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bière a pour effet :#« Rend 1 à 10 points d'énergie »</text:p>
          </table:table-cell>
          <table:table-cell office:value-type="string" calcext:value-type="string">
            <text:p>Bière de Bwork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potion téléporte dans Le labyrinthe du Minotoror ?</text:p>
          </table:table-cell>
          <table:table-cell office:value-type="string" calcext:value-type="string">
            <text:p>Potion de Minoto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ac augmente le poids portable de 501 à 1000 pods ?</text:p>
          </table:table-cell>
          <table:table-cell office:value-type="string" calcext:value-type="string">
            <text:p>Sac du grand aventur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du Donjon d'Incarnam ?</text:p>
          </table:table-cell>
          <table:table-cell office:value-type="string" calcext:value-type="string">
            <text:p>Milimil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2">
        <table:table-column table:style-name="co15" table:default-cell-style-name="ce13"/>
        <table:table-column table:style-name="co16" table:default-cell-style-name="ce13"/>
        <table:table-column table:style-name="co7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Lionel Messi a-t-il été recruté ?</text:p>
          </table:table-cell>
          <table:table-cell office:value-type="string" calcext:value-type="string">
            <text:p>En 202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ttaquant français a été recruté par le PSG en 2016#venant de l'AS Monaco ?</text:p>
          </table:table-cell>
          <table:table-cell office:value-type="string" calcext:value-type="string">
            <text:p>Kylian Mbapp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 PSG a-t-il gagné la ligue des champions ?</text:p>
          </table:table-cell>
          <table:table-cell office:value-type="string" calcext:value-type="string">
            <text:p>Non (alors que Marseille oui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'entraîneur actuel du PSG ?</text:p>
          </table:table-cell>
          <table:table-cell office:value-type="string" calcext:value-type="string">
            <text:p>Luis Enr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stade principal où le PSG joue ses matchs à domicile ?</text:p>
          </table:table-cell>
          <table:table-cell office:value-type="string" calcext:value-type="string">
            <text:p>Le parc des Princ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2">
        <table:table-column table:style-name="co17" table:default-cell-style-name="ce13"/>
        <table:table-column table:style-name="co18" table:default-cell-style-name="ce13"/>
        <table:table-column table:style-name="co7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le PSG a-t-il été#racheté par le Qatar Sports Investments ?</text:p>
          </table:table-cell>
          <table:table-cell office:value-type="string" calcext:value-type="string">
            <text:p>En 201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oueur a remporté le prix du Meilleur Joueur#de Ligue 1 en 2013 avec le PSG ?</text:p>
          </table:table-cell>
          <table:table-cell office:value-type="string" calcext:value-type="string">
            <text:p>Zlatan Ibrahimovic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saison correspond ce maillot ?</text:p>
          </table:table-cell>
          <table:table-cell office:value-type="string" calcext:value-type="string">
            <text:p>2018-2019</text:p>
          </table:table-cell>
          <table:table-cell office:value-type="string" calcext:value-type="string">
            <text:p>psg2018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quelle somme Neymar a-t-il été recruté au PSG en 2017 ?#(A 2M près)</text:p>
          </table:table-cell>
          <table:table-cell office:value-type="string" calcext:value-type="string">
            <text:p>222 millions d'eur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ne attaquant français a été révélé par le PSG#et a ensuite rejoint le FC Barcelone en 2017 ?</text:p>
          </table:table-cell>
          <table:table-cell office:value-type="string" calcext:value-type="string">
            <text:p>Ousmane Dembél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saison le PSG a-t-il été éliminé en demi-finale#de la Ligue des champions par Manchester City ?</text:p>
          </table:table-cell>
          <table:table-cell office:value-type="string" calcext:value-type="string">
            <text:p>2020-202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ntraîneur allemand a dirigé le PSG#pendant la saison 2020-2021</text:p>
          </table:table-cell>
          <table:table-cell office:value-type="string" calcext:value-type="string">
            <text:p>Thomas Tuche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-group>
          <table:table-row table:style-name="ro5">
            <table:table-cell office:value-type="string" calcext:value-type="string">
              <text:p>Combien de but le PSG a-t-il marqué lors#de la saison 2021-2022 de ligue 1 ?</text:p>
            </table:table-cell>
            <table:table-cell table:style-name="ce14" office:value-type="string" calcext:value-type="string">
              <text:p>90 buts</text:p>
            </table:table-cell>
            <table:table-cell/>
            <table:table-cell office:value-type="string" calcext:value-type="string">
              <text:p>txt</text:p>
            </table:table-cell>
            <table:table-cell table:number-columns-repeated="1020"/>
          </table:table-row>
        </table:table-row-group>
        <table:table-row table:style-name="ro1">
          <table:table-cell office:value-type="string" calcext:value-type="string">
            <text:p>Qui sont les 2 principaux gardiens du PSG#lors de la saison 2018-2019 ?</text:p>
          </table:table-cell>
          <table:table-cell office:value-type="string" calcext:value-type="string">
            <text:p>Buffon et Areo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Qui a succédé à Laurent Blanc en tant qu'entraîneur ?</text:p>
          </table:table-cell>
          <table:table-cell table:style-name="ce14" office:value-type="string" calcext:value-type="string">
            <text:p>Unai Em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2">
        <table:table-column table:style-name="co19" table:default-cell-style-name="ce13"/>
        <table:table-column table:style-name="co20" table:number-columns-repeated="63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dirigeants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tin" table:style-name="ta3">
        <table:table-column table:style-name="co21" table:default-cell-style-name="ce13"/>
        <table:table-column table:style-name="co22" table:default-cell-style-name="ce13"/>
        <table:table-column table:style-name="co12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Jeanjarjar" table:style-name="ta1"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épond à cette énigme</text:p>
          </table:table-cell>
          <table:table-cell office:value-type="string" calcext:value-type="string">
            <text:p>Chaussette</text:p>
          </table:table-cell>
          <table:table-cell office:value-type="string" calcext:value-type="string">
            <text:p>EnigmeNah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 ce que Chnafon ?</text:p>
          </table:table-cell>
          <table:table-cell office:value-type="string" calcext:value-type="string">
            <text:p>Un villag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oint faible de Zangdar ?</text:p>
          </table:table-cell>
          <table:table-cell office:value-type="string" calcext:value-type="string">
            <text:p>La mauvaise mus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ois le nain meurt dans la saison 1 ?</text:p>
          </table:table-cell>
          <table:table-cell office:value-type="string" calcext:value-type="string">
            <text:p>2 fo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départ, combien de pièce d’or#la quête doit-elle rapporter ?</text:p>
          </table:table-cell>
          <table:table-cell office:value-type="string" calcext:value-type="string">
            <text:p>8000 pièces d’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anjarjar" table:style-name="ta1">
        <table:table-column table:style-name="co27" table:default-cell-style-name="ce13"/>
        <table:table-column table:style-name="co28" table:default-cell-style-name="ce13"/>
        <table:table-column table:style-name="co29" table:number-columns-repeated="62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mission du groupe lors de leur#périple dans le donjon ?</text:p>
          </table:table-cell>
          <table:table-cell office:value-type="string" calcext:value-type="string">
            <text:p>Retrouver la 12ème statuette de Gladeulfeurh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lasse est joué par le personnage principal ?</text:p>
          </table:table-cell>
          <table:table-cell office:value-type="string" calcext:value-type="string">
            <text:p>Rang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aventuriers se lance dans le donjon ?</text:p>
          </table:table-cell>
          <table:table-cell office:value-type="string" calcext:value-type="string">
            <text:p>7 aventuri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a fait le grand sage quand il à#découvert la quête du groupe ?</text:p>
          </table:table-cell>
          <table:table-cell office:value-type="string" calcext:value-type="string">
            <text:p>Il s’est suicid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2ème saison ?</text:p>
          </table:table-cell>
          <table:table-cell office:value-type="string" calcext:value-type="string">
            <text:p>Voyage en terre de Fang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oncez l’allocution habituelle des situations désastreuses</text:p>
          </table:table-cell>
          <table:table-cell office:value-type="string" calcext:value-type="string">
            <text:p>Me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le voleur meurt-il ?</text:p>
          </table:table-cell>
          <table:table-cell office:value-type="string" calcext:value-type="string">
            <text:p>En essayant de crocheter une porte piég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créateur de la Saga ?</text:p>
          </table:table-cell>
          <table:table-cell office:value-type="string" calcext:value-type="string">
            <text:p>John Lang – Pen of Cha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rsonnage prend la place du voleur après sa mort ?</text:p>
          </table:table-cell>
          <table:table-cell office:value-type="string" calcext:value-type="string">
            <text:p>Le ménestre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type de vampire est Archein von Drekkenov ?</text:p>
          </table:table-cell>
          <table:table-cell office:value-type="string" calcext:value-type="string">
            <text:p>Un vampire Hémophi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Drakmur" table:style-name="ta1">
        <table:table-column table:style-name="co30" table:default-cell-style-name="ce13"/>
        <table:table-column table:style-name="co31" table:default-cell-style-name="ce13"/>
        <table:table-column table:style-name="co1" table:number-columns-repeated="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en garde le Bifröst jusqu’au film Avengers Infinity War ?</text:p>
          </table:table-cell>
          <table:table-cell office:value-type="string" calcext:value-type="string">
            <text:p>Heimdal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matière est fabriqué le bouclier de Captain America ?</text:p>
          </table:table-cell>
          <table:table-cell office:value-type="string" calcext:value-type="string">
            <text:p>Vibraniu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y a-t-il de pierre d’infinité ?</text:p>
          </table:table-cell>
          <table:table-cell office:value-type="string" calcext:value-type="string">
            <text:p>6 pier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incarne Spider-man dans le MCU ?</text:p>
          </table:table-cell>
          <table:table-cell office:value-type="string" calcext:value-type="string">
            <text:p>Tom Hollan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4">
          <table:table-cell table:style-name="ce14" office:value-type="string" calcext:value-type="string">
            <text:p>Quelle est la première apparition de Spider-Man dans le MCU?</text:p>
          </table:table-cell>
          <table:table-cell office:value-type="string" calcext:value-type="string">
            <text:p>Avengers Civil Wa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kmur" table:style-name="ta1">
        <table:table-column table:style-name="co32" table:default-cell-style-name="ce13"/>
        <table:table-column table:style-name="co33" table:default-cell-style-name="ce13"/>
        <table:table-column table:style-name="co34" table:number-columns-repeated="62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arque la fin de la phase 3#du Marvel Cinematic Universe ?</text:p>
          </table:table-cell>
          <table:table-cell office:value-type="string" calcext:value-type="string">
            <text:p>Spider-Man : Far From Ho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Quelle pierre d'infinité est contenue dans le sceptre de Loki?</text:p>
          </table:table-cell>
          <table:table-cell office:value-type="string" calcext:value-type="string">
            <text:p>La pierre d’esprit (Mind Ston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film apparaît pour la première fois Thanos ?</text:p>
          </table:table-cell>
          <table:table-cell office:value-type="string" calcext:value-type="string">
            <text:p>Avengers (scène post crédit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ilm comporte la saga de l’infini ?</text:p>
          </table:table-cell>
          <table:table-cell office:value-type="string" calcext:value-type="string">
            <text:p>23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 quelle planète est gardé la pierre d’âme ?</text:p>
          </table:table-cell>
          <table:table-cell office:value-type="string" calcext:value-type="string">
            <text:p>Vorm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Dans Avengers: Infinity War, quelle pierre d'infinité#Thanos obtient-il en premier?</text:p>
          </table:table-cell>
          <table:table-cell office:value-type="string" calcext:value-type="string">
            <text:p>La pierre du pouvo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arque le début de la phase 2#du Marvel Cinematic Universe ?</text:p>
          </table:table-cell>
          <table:table-cell office:value-type="string" calcext:value-type="string">
            <text:p>Iron Man 3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Captain Marvel : quelle est la race alien du chat ?</text:p>
          </table:table-cell>
          <table:table-cell office:value-type="string" calcext:value-type="string">
            <text:p>Un Flerken</text:p>
          </table:table-cell>
          <table:table-cell office:value-type="string" calcext:value-type="string">
            <text:p>flerke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réel ant-man reste-t-il#bloqué dans le royaume quantique</text:p>
          </table:table-cell>
          <table:table-cell office:value-type="string" calcext:value-type="string">
            <text:p>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créé le S.H.I.E.L.D ?</text:p>
          </table:table-cell>
          <table:table-cell office:value-type="string" calcext:value-type="string">
            <text:p>Howard Stark (Père d’Iron Man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Zejoe" table:style-name="ta1">
        <table:table-column table:style-name="co35" table:default-cell-style-name="ce13"/>
        <table:table-column table:style-name="co36" table:default-cell-style-name="ce13"/>
        <table:table-column table:style-name="co10" table:default-cell-style-name="ce13"/>
        <table:table-column table:style-name="co26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objet permet à Mario de planer#dans Super Mario 64 ?</text:p>
          </table:table-cell>
          <table:table-cell office:value-type="string" calcext:value-type="string">
            <text:p>Casquette ail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uper Mario Odyssey ?</text:p>
          </table:table-cell>
          <table:table-cell office:value-type="string" calcext:value-type="string">
            <text:p>Bo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étoiles au minimum sont nécessaires pour#atteindre le niveau final dans Super Mario 64 ?</text:p>
          </table:table-cell>
          <table:table-cell office:value-type="string" calcext:value-type="string">
            <text:p>70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Dans Super Mario 3D World#Quel personnage peut flotter dans les airs ?</text:p>
          </table:table-cell>
          <table:table-cell office:value-type="string" calcext:value-type="string">
            <text:p>Pea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mondes au total y a-t-il#dans Super Mario Galaxy 2 ?</text:p>
          </table:table-cell>
          <table:table-cell office:value-type="string" calcext:value-type="string">
            <text:p>7 m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ejoe" table:style-name="ta1"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1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oi correspond ce son ?</text:p>
          </table:table-cell>
          <table:table-cell office:value-type="string" calcext:value-type="string">
            <text:p>La récupération d’une lune – Odyssey</text:p>
          </table:table-cell>
          <table:table-cell office:value-type="string" calcext:value-type="string">
            <text:p>lu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dernier personnage jouable dans Super Mario 3D World ?</text:p>
          </table:table-cell>
          <table:table-cell office:value-type="string" calcext:value-type="string">
            <text:p>Harmonie / Rosali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Dans Super Mario Sunshine, quel est le nom du parc#d'attractions situé sur l'île Delfino?</text:p>
          </table:table-cell>
          <table:table-cell office:value-type="string" calcext:value-type="string">
            <text:p>Parc Pin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rsonnage devient jouable lorsque toutes les#étoiles sont récupérées de Super Mario Galaxy ?</text:p>
          </table:table-cell>
          <table:table-cell office:value-type="string" calcext:value-type="string">
            <text:p>Luig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Quel est le nom du premier niveau de Super Mario 64#où on peut récupérer une étoile?</text:p>
          </table:table-cell>
          <table:table-cell table:style-name="ce14" office:value-type="string" calcext:value-type="string">
            <text:p>Champ de Bob-omb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trouve t’on sur le toit du château de Peach lorsque#l’on possède 120 étoiles dans Super Mario 64 ?</text:p>
          </table:table-cell>
          <table:table-cell office:value-type="string" calcext:value-type="string">
            <text:p>Yosh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sortie Super Mario Odyssey ?</text:p>
          </table:table-cell>
          <table:table-cell office:value-type="string" calcext:value-type="string">
            <text:p>En 2017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Combien de mondes au total sont#présents dans Super Mario 3D Land?</text:p>
          </table:table-cell>
          <table:table-cell office:value-type="string" calcext:value-type="string">
            <text:p>16 m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jeu Mario se retrouve avec Sonic ?</text:p>
          </table:table-cell>
          <table:table-cell office:value-type="string" calcext:value-type="string">
            <text:p>Mario et Sonic aux jeux olympi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cet ennemi ?</text:p>
          </table:table-cell>
          <table:table-cell office:value-type="string" calcext:value-type="string">
            <text:p>Thwomp</text:p>
          </table:table-cell>
          <table:table-cell office:value-type="string" calcext:value-type="string">
            <text:p>Thwom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lags" table:style-name="ta1">
        <table:table-column table:style-name="co40" table:default-cell-style-name="ce13"/>
        <table:table-column table:style-name="co41" table:default-cell-style-name="ce13"/>
        <table:table-column table:style-name="co1" table:number-columns-repeated="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phrase est sensé indiquer ce mème ?</text:p>
          </table:table-cell>
          <table:table-cell office:value-type="string" calcext:value-type="string">
            <text:p>That’s none of my business / C’est pas mes affaires</text:p>
          </table:table-cell>
          <table:table-cell office:value-type="string" calcext:value-type="string">
            <text:p>busines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mème est associé ce son ?</text:p>
          </table:table-cell>
          <table:table-cell office:value-type="string" calcext:value-type="string">
            <text:p>Nyan Cat</text:p>
          </table:table-cell>
          <table:table-cell office:value-type="string" calcext:value-type="string">
            <text:p>nyanca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ce son ?</text:p>
          </table:table-cell>
          <table:table-cell office:value-type="string" calcext:value-type="string">
            <text:p>Shooting Stars</text:p>
          </table:table-cell>
          <table:table-cell office:value-type="string" calcext:value-type="string">
            <text:p>shootingsta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mème ?</text:p>
          </table:table-cell>
          <table:table-cell office:value-type="string" calcext:value-type="string">
            <text:p>Troll Face</text:p>
          </table:table-cell>
          <table:table-cell office:value-type="string" calcext:value-type="string">
            <text:p>trollfa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nimal est Pépé souvent imagé par l’emote#FeelsBadMan sur twitch ?</text:p>
          </table:table-cell>
          <table:table-cell office:value-type="string" calcext:value-type="string">
            <text:p>Une grenouille</text:p>
          </table:table-cell>
          <table:table-cell office:value-type="string" calcext:value-type="string">
            <text:p>feelsbadma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gs" table:style-name="ta1">
        <table:table-column table:style-name="co42" table:default-cell-style-name="ce13"/>
        <table:table-column table:style-name="co43" table:default-cell-style-name="ce13"/>
        <table:table-column table:style-name="co44" table:default-cell-style-name="ce13"/>
        <table:table-column table:style-name="co1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phrase est sensé être dans cette bulle ?</text:p>
          </table:table-cell>
          <table:table-cell office:value-type="string" calcext:value-type="string">
            <text:p>This is fine</text:p>
          </table:table-cell>
          <table:table-cell office:value-type="string" calcext:value-type="string">
            <text:p>fi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hrase originale de ce mème ?</text:p>
          </table:table-cell>
          <table:table-cell office:value-type="string" calcext:value-type="string">
            <text:p>Is this a pigeon ? / Est-ce que c’est un pigeon ?</text:p>
          </table:table-cell>
          <table:table-cell office:value-type="string" calcext:value-type="string">
            <text:p>pige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hanson est utilisé pour le Rickroll ?</text:p>
          </table:table-cell>
          <table:table-cell office:value-type="string" calcext:value-type="string">
            <text:p>Never Gonna Give You Up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film est repris le mème "One Does Not Simply"#pour introduire une tâche difficile?</text:p>
          </table:table-cell>
          <table:table-cell office:value-type="string" calcext:value-type="string">
            <text:p>Seigneur des anneaux</text:p>
          </table:table-cell>
          <table:table-cell office:value-type="string" calcext:value-type="string">
            <text:p>onedoesnotsimply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nimal est souvent associé au mème#"I Should Buy a Boat »?</text:p>
          </table:table-cell>
          <table:table-cell office:value-type="string" calcext:value-type="string">
            <text:p>Un chat</text:p>
          </table:table-cell>
          <table:table-cell office:value-type="string" calcext:value-type="string">
            <text:p>ishouldbyaboa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terme espagnol est souvent associé à ce mème ?</text:p>
          </table:table-cell>
          <table:table-cell office:value-type="string" calcext:value-type="string">
            <text:p>Me Gusta</text:p>
          </table:table-cell>
          <table:table-cell office:value-type="string" calcext:value-type="string">
            <text:p>megust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mème ?</text:p>
          </table:table-cell>
          <table:table-cell office:value-type="string" calcext:value-type="string">
            <text:p>Giga Chad</text:p>
          </table:table-cell>
          <table:table-cell office:value-type="string" calcext:value-type="string">
            <text:p>gigacha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l’artiste et le titre de ce son ?</text:p>
          </table:table-cell>
          <table:table-cell office:value-type="string" calcext:value-type="string">
            <text:p>Darude Sandstorme</text:p>
          </table:table-cell>
          <table:table-cell office:value-type="string" calcext:value-type="string">
            <text:p>darud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quelle occasion ce mème est-il utilisé ?</text:p>
          </table:table-cell>
          <table:table-cell office:value-type="string" calcext:value-type="string">
            <text:p>Pour se moquer</text:p>
          </table:table-cell>
          <table:table-cell office:value-type="string" calcext:value-type="string">
            <text:p>mocking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quelle occasion ce mème est-il utilisé ?</text:p>
          </table:table-cell>
          <table:table-cell office:value-type="string" calcext:value-type="string">
            <text:p>Lorsque l’on est surpris / choqué</text:p>
          </table:table-cell>
          <table:table-cell office:value-type="string" calcext:value-type="string">
            <text:p>pikach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this" table:style-name="ta1">
        <table:table-column table:style-name="co45" table:default-cell-style-name="ce13"/>
        <table:table-column table:style-name="co46" table:default-cell-style-name="ce13"/>
        <table:table-column table:style-name="co36" table:default-cell-style-name="ce13"/>
        <table:table-column table:style-name="co1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y a t’il d’unité du système international ?</text:p>
          </table:table-cell>
          <table:table-cell office:value-type="string" calcext:value-type="string">
            <text:p>7 unité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du SI est utilisée#pour mesurer l’énergie ?</text:p>
          </table:table-cell>
          <table:table-cell office:value-type="string" calcext:value-type="string">
            <text:p>Le jou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seconde y a t’il dans une journée ?</text:p>
          </table:table-cell>
          <table:table-cell office:value-type="string" calcext:value-type="string">
            <text:p>86 400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a résistance#d’un courant électrique ?</text:p>
          </table:table-cell>
          <table:table-cell office:value-type="string" calcext:value-type="string">
            <text:p>Le oh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e poids ?</text:p>
          </table:table-cell>
          <table:table-cell office:value-type="string" calcext:value-type="string">
            <text:p>Le newt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is" table:style-name="ta1">
        <table:table-column table:style-name="co32" table:default-cell-style-name="ce13"/>
        <table:table-column table:style-name="co47" table:default-cell-style-name="ce13"/>
        <table:table-column table:style-name="co1" table:number-columns-repeated="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 quelle unité est mesurée l’intensité lumineuse ?</text:p>
          </table:table-cell>
          <table:table-cell office:value-type="string" calcext:value-type="string">
            <text:p>Le c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du SI est utilisée#pour mesurer la charge électrique ?</text:p>
          </table:table-cell>
          <table:table-cell office:value-type="string" calcext:value-type="string">
            <text:p>Le coulom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mbole est associé à l’unité de la température ?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tire son nom du#physicien Michael Faraday ?</text:p>
          </table:table-cell>
          <table:table-cell office:value-type="string" calcext:value-type="string">
            <text:p>Le farad (capacité électriqu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ent les 10 millionièmes du#méridien entre le pôle nord et l’équateur ?</text:p>
          </table:table-cell>
          <table:table-cell office:value-type="string" calcext:value-type="string">
            <text:p>1 mèt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eule unité à être déterminé#à l’aide d’un objet matériel ?</text:p>
          </table:table-cell>
          <table:table-cell office:value-type="string" calcext:value-type="string">
            <text:p>Le kilogramme (Cylindre de platin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mesure un weber ?</text:p>
          </table:table-cell>
          <table:table-cell office:value-type="string" calcext:value-type="string">
            <text:p>Le flux magnét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a pression ?</text:p>
          </table:table-cell>
          <table:table-cell office:value-type="string" calcext:value-type="string">
            <text:p>Le pasc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un angle solide ?</text:p>
          </table:table-cell>
          <table:table-cell office:value-type="string" calcext:value-type="string">
            <text:p>Le stéradi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est calculée grâce#à un atome de césium ?</text:p>
          </table:table-cell>
          <table:table-cell office:value-type="string" calcext:value-type="string">
            <text:p>La secon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GrosLombaire" table:style-name="ta1">
        <table:table-column table:style-name="co48" table:default-cell-style-name="ce13"/>
        <table:table-column table:style-name="co49" table:default-cell-style-name="ce13"/>
        <table:table-column table:style-name="co10" table:default-cell-style-name="ce13"/>
        <table:table-column table:style-name="co26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e sigle BTP ?</text:p>
          </table:table-cell>
          <table:table-cell office:value-type="string" calcext:value-type="string">
            <text:p>Bâtiment et travaux public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Qu’est-ce qu’un appel d’offres ?</text:p>
          </table:table-cell>
          <table:table-cell table:style-name="ce14" office:value-type="string" calcext:value-type="string">
            <text:p>Une demande de proposition commercia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oi sert l’amiante ?</text:p>
          </table:table-cell>
          <table:table-cell office:value-type="string" calcext:value-type="string">
            <text:p>À isol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Que signifie HLM ?</text:p>
          </table:table-cell>
          <table:table-cell table:style-name="ce14" office:value-type="string" calcext:value-type="string">
            <text:p>Habitation à Loyer Modé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Qu’est-ce qu’un gabarit ?</text:p>
          </table:table-cell>
          <table:table-cell table:style-name="ce14" office:value-type="string" calcext:value-type="string">
            <text:p>Un modèle permettant la reproduction d’une pièce à l’ident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sLombaire" table:style-name="ta1">
        <table:table-column table:style-name="co8" table:default-cell-style-name="ce13"/>
        <table:table-column table:style-name="co50" table:default-cell-style-name="ce13"/>
        <table:table-column table:style-name="co51" table:default-cell-style-name="ce13"/>
        <table:table-column table:style-name="co5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 qui est délivré le Certificat d'urbanisme ?</text:p>
          </table:table-cell>
          <table:table-cell office:value-type="string" calcext:value-type="string">
            <text:p>Une mair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À quoi correspond le sigle CCAP ?</text:p>
          </table:table-cell>
          <table:table-cell table:style-name="ce14" office:value-type="string" calcext:value-type="string">
            <text:p>Le cahier des clauses administratives particuliè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Que signifie une maison « Hors Air »</text:p>
          </table:table-cell>
          <table:table-cell table:style-name="ce14" office:value-type="string" calcext:value-type="string">
            <text:p>Une maison dont es portes et fenêtres sont posé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e le coefficient K ?</text:p>
          </table:table-cell>
          <table:table-cell office:value-type="string" calcext:value-type="string">
            <text:p>Détermine la performance thermique de l’ensemble du bâtimen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garant de la bonne exécution des travaux ?</text:p>
          </table:table-cell>
          <table:table-cell office:value-type="string" calcext:value-type="string">
            <text:p>Le chef de chant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À quoi correspond le sigle DAACT ?</text:p>
          </table:table-cell>
          <table:table-cell table:style-name="ce14" office:value-type="string" calcext:value-type="string">
            <text:p>Déclaration attestant de l’achèvement et de la conformité des travau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Qu’est-ce qu’un bâtiment « vert » ?</text:p>
          </table:table-cell>
          <table:table-cell table:style-name="ce14" office:value-type="string" calcext:value-type="string">
            <text:p>Issu de la construction durab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Qu'est-ce que le ferraillage dans le BTP?</text:p>
          </table:table-cell>
          <table:table-cell office:value-type="string" calcext:value-type="string">
            <text:p>Renforcement du béton avec des barres d'ac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Qu’est-ce que la "perméabilité" des matériaux?</text:p>
          </table:table-cell>
          <table:table-cell office:value-type="string" calcext:value-type="string">
            <text:p>Capacité à laisser passer l'ea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e l’« échelle de Beaufort » ?</text:p>
          </table:table-cell>
          <table:table-cell office:value-type="string" calcext:value-type="string">
            <text:p>Échelle mesurant la force du ven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Robin" table:style-name="ta1">
        <table:table-column table:style-name="co18" table:default-cell-style-name="ce13"/>
        <table:table-column table:style-name="co53" table:default-cell-style-name="ce13"/>
        <table:table-column table:style-name="co1" table:number-columns-repeated="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Dans quel cursus scolaire se déroule#l'intrigue de l'histoire ?</text:p>
          </table:table-cell>
          <table:table-cell office:value-type="string" calcext:value-type="string">
            <text:p>Un lyc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Dans quel club Naoto est-il membre au lycée ?</text:p>
          </table:table-cell>
          <table:table-cell office:value-type="string" calcext:value-type="string">
            <text:p>Club d’ar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diffusée la 2ème saison de Nagatoro ?</text:p>
          </table:table-cell>
          <table:table-cell office:value-type="string" calcext:value-type="string">
            <text:p>En 2023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ouleur de cheveux de Nagatoro ?</text:p>
          </table:table-cell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personnage principal ?</text:p>
          </table:table-cell>
          <table:table-cell office:value-type="string" calcext:value-type="string">
            <text:p>Nagator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bin" table:style-name="ta1">
        <table:table-column table:style-name="co54" table:default-cell-style-name="ce13"/>
        <table:table-column table:style-name="co55" table:default-cell-style-name="ce13"/>
        <table:table-column table:style-name="co56" table:default-cell-style-name="ce13"/>
        <table:table-column table:style-name="co57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Quel est le nom complet de la série manga "Nagatoro" ?</text:p>
          </table:table-cell>
          <table:table-cell table:style-name="ce14" office:value-type="string" calcext:value-type="string">
            <text:p>Arrête de me chauffer, Nagator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Quel est le prénom du protagoniste masculin de l'histoire ?</text:p>
          </table:table-cell>
          <table:table-cell office:value-type="string" calcext:value-type="string">
            <text:p>Naoto Hachioj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Quel est le talent artistique de Naoto Hachioji ?</text:p>
          </table:table-cell>
          <table:table-cell table:style-name="ce14" office:value-type="string" calcext:value-type="string">
            <text:p>Peinture / Dess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Qui est l'auteur du manga "Nagatoro" ?</text:p>
          </table:table-cell>
          <table:table-cell table:style-name="ce14" office:value-type="string" calcext:value-type="string">
            <text:p>Nanash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Comment Nagatoro exprime-t-elle souvent#son approbation ou son enthousiasme ?</text:p>
          </table:table-cell>
          <table:table-cell table:style-name="ce14" office:value-type="string" calcext:value-type="string">
            <text:p>En disant "Sugoi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diffusée la 1ere saison de Nagatoro ?</text:p>
          </table:table-cell>
          <table:table-cell office:value-type="string" calcext:value-type="string">
            <text:p>En 202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manga comporte la série Nagatoro ?</text:p>
          </table:table-cell>
          <table:table-cell office:value-type="string" calcext:value-type="string">
            <text:p>18 volum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ait office de modèle et confidente à Nagatoro ?</text:p>
          </table:table-cell>
          <table:table-cell office:value-type="string" calcext:value-type="string">
            <text:p>Sa grande sœu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judoka olympique ?</text:p>
          </table:table-cell>
          <table:table-cell office:value-type="string" calcext:value-type="string">
            <text:p>Orihar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ge à Nagatoro dans l’anime ?</text:p>
          </table:table-cell>
          <table:table-cell office:value-type="string" calcext:value-type="string">
            <text:p>1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igion" table:style-name="ta3">
        <table:table-column table:style-name="co58" table:default-cell-style-name="ce13"/>
        <table:table-column table:style-name="co59" table:default-cell-style-name="ce13"/>
        <table:table-column table:style-name="co60" table:number-columns-repeated="1021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2">
        <table:table-column table:style-name="co61" table:default-cell-style-name="ce13"/>
        <table:table-column table:style-name="co62" table:number-columns-repeated="63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ment" table:style-name="ta2">
        <table:table-column table:style-name="co63" table:default-cell-style-name="ce13"/>
        <table:table-column table:style-name="co64" table:default-cell-style-name="ce13"/>
        <table:table-column table:style-name="co65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Violon</text:p>
          </table:table-cell>
          <table:table-cell office:value-type="string" calcext:value-type="string">
            <text:p>vio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Flute traversière</text:p>
          </table:table-cell>
          <table:table-cell office:value-type="string" calcext:value-type="string">
            <text:p>flutetr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Accordéon</text:p>
          </table:table-cell>
          <table:table-cell office:value-type="string" calcext:value-type="string">
            <text:p>accorde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Saxophone</text:p>
          </table:table-cell>
          <table:table-cell office:value-type="string" calcext:value-type="string">
            <text:p>Saxopho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Harpe</text:p>
          </table:table-cell>
          <table:table-cell office:value-type="string" calcext:value-type="string">
            <text:p>harp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pia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Flute à bec</text:p>
          </table:table-cell>
          <table:table-cell office:value-type="string" calcext:value-type="string">
            <text:p>flutebe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Maracas</text:p>
          </table:table-cell>
          <table:table-cell office:value-type="string" calcext:value-type="string">
            <text:p>maraca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Clarinette</text:p>
          </table:table-cell>
          <table:table-cell office:value-type="string" calcext:value-type="string">
            <text:p>clarinet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Guitare</text:p>
          </table:table-cell>
          <table:table-cell office:value-type="string" calcext:value-type="string">
            <text:p>guita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eatoire" table:style-name="ta2">
        <table:table-column table:style-name="co66" table:default-cell-style-name="ce13"/>
        <table:table-column table:style-name="co67" table:default-cell-style-name="ce13"/>
        <table:table-column table:style-name="co68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anime appartient cet audio ?</text:p>
          </table:table-cell>
          <table:table-cell office:value-type="string" calcext:value-type="string">
            <text:p>Fairy Tales</text:p>
          </table:table-cell>
          <table:table-cell office:value-type="string" calcext:value-type="string">
            <text:p>FairyTal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dessin animé appartient cet audio ?</text:p>
          </table:table-cell>
          <table:table-cell office:value-type="string" calcext:value-type="string">
            <text:p>Code Lyoko</text:p>
          </table:table-cell>
          <table:table-cell office:value-type="string" calcext:value-type="string">
            <text:p>CodeLyok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jeu appartient cet audio ?</text:p>
          </table:table-cell>
          <table:table-cell office:value-type="string" calcext:value-type="string">
            <text:p>Overwatch</text:p>
          </table:table-cell>
          <table:table-cell office:value-type="string" calcext:value-type="string">
            <text:p>overwatc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animal appartient ce cri ?</text:p>
          </table:table-cell>
          <table:table-cell office:value-type="string" calcext:value-type="string">
            <text:p>Hibou</text:p>
          </table:table-cell>
          <table:table-cell office:value-type="string" calcext:value-type="string">
            <text:p>hibo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série appartient cet audio ?</text:p>
          </table:table-cell>
          <table:table-cell office:value-type="string" calcext:value-type="string">
            <text:p>Game of Throne</text:p>
          </table:table-cell>
          <table:table-cell office:value-type="string" calcext:value-type="string">
            <text:p>go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émission appartient cet audio ?</text:p>
          </table:table-cell>
          <table:table-cell office:value-type="string" calcext:value-type="string">
            <text:p>Money Drop</text:p>
          </table:table-cell>
          <table:table-cell office:value-type="string" calcext:value-type="string">
            <text:p>moneydrop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entreprise appartient cet audio ?</text:p>
          </table:table-cell>
          <table:table-cell office:value-type="string" calcext:value-type="string">
            <text:p>20th Centry Fox (Fox)</text:p>
          </table:table-cell>
          <table:table-cell office:value-type="string" calcext:value-type="string">
            <text:p>fo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Orelsan - Basique</text:p>
          </table:table-cell>
          <table:table-cell office:value-type="string" calcext:value-type="string">
            <text:p>orels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Un orgue</text:p>
          </table:table-cell>
          <table:table-cell office:value-type="string" calcext:value-type="string">
            <text:p>org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ressions" table:style-name="ta3">
        <table:table-column table:style-name="co69" table:default-cell-style-name="ce13"/>
        <table:table-column table:style-name="co70" table:default-cell-style-name="ce13"/>
        <table:table-column table:style-name="co71" table:default-cell-style-name="ce13"/>
        <table:table-column table:style-name="co72" table:default-cell-style-name="ce13"/>
        <table:table-column table:style-name="co73" table:default-cell-style-name="ce13"/>
        <table:table-column table:style-name="co70" table:number-columns-repeated="1018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Tête de linotte ?</text:p>
          </table:table-cell>
          <table:table-cell office:value-type="string" calcext:value-type="string">
            <text:p>Être étourd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Il y a anguille sous roche</text:p>
          </table:table-cell>
          <table:table-cell office:value-type="string" calcext:value-type="string">
            <text:p>Il y a quelque chose de caché / L’affaire n’est pas clai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Mettre la charrue avant les bœufs <text:s/>?</text:p>
          </table:table-cell>
          <table:table-cell office:value-type="string" calcext:value-type="string">
            <text:p>Faire les choses dans le mauvais ord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Avoir un poil dans la main <text:s/>?</text:p>
          </table:table-cell>
          <table:table-cell office:value-type="string" calcext:value-type="string">
            <text:p>Être paresseu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C'est la fin des haricots ?</text:p>
          </table:table-cell>
          <table:table-cell office:value-type="string" calcext:value-type="string">
            <text:p>C'est la catastrophe, la situation est désespér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Tomber de Charybde en Scylla ?</text:p>
          </table:table-cell>
          <table:table-cell office:value-type="string" calcext:value-type="string">
            <text:p>De pire en pi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Être la cinquième roue du carrosse ?</text:p>
          </table:table-cell>
          <table:table-cell office:value-type="string" calcext:value-type="string">
            <text:p>Désigne une personne inuti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Avoir le melon ?</text:p>
          </table:table-cell>
          <table:table-cell office:value-type="string" calcext:value-type="string">
            <text:p>Être arrogant, avoir un ego démesu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Mettre de l'eau dans son vin ?</text:p>
          </table:table-cell>
          <table:table-cell office:value-type="string" calcext:value-type="string">
            <text:p>Calmer ses ardeurs, être plus modé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Être comme un coq en pâte ?</text:p>
          </table:table-cell>
          <table:table-cell office:value-type="string" calcext:value-type="string">
            <text:p>Être très bien traité, être à l'ais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ques" table:style-name="ta2">
        <table:table-column table:style-name="co74" table:default-cell-style-name="ce13"/>
        <table:table-column table:style-name="co75" table:number-columns-repeated="1022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aribo</text:p>
          </table:table-cell>
          <table:table-cell office:value-type="string" calcext:value-type="string">
            <text:p>harib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'Apple 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l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'Instagram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st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Chupachups</text:p>
          </table:table-cell>
          <table:table-cell office:value-type="string" calcext:value-type="string">
            <text:p>Chupashup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Google 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ogl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BMW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w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Carglass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glas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Puma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um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Bouygue 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uygu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Starbucks 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arbuck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latedMusique" table:style-name="ta3">
        <table:table-column table:style-name="co76" table:default-cell-style-name="ce13"/>
        <table:table-column table:style-name="co77" table:default-cell-style-name="ce13"/>
        <table:table-column table:style-name="co78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2">
        <table:table-column table:style-name="co79" table:default-cell-style-name="ce13"/>
        <table:table-column table:style-name="co7" table:default-cell-style-name="ce13"/>
        <table:table-column table:style-name="co80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erf</text:p>
          </table:table-cell>
          <table:table-cell office:value-type="string" calcext:value-type="string">
            <text:p>cer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igale</text:p>
          </table:table-cell>
          <table:table-cell office:value-type="string" calcext:value-type="string">
            <text:p>ciga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anard</text:p>
          </table:table-cell>
          <table:table-cell office:value-type="string" calcext:value-type="string">
            <text:p>canar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ha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Didon / Dinde</text:p>
          </table:table-cell>
          <table:table-cell office:value-type="string" calcext:value-type="string">
            <text:p>dind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Hyenes</text:p>
          </table:table-cell>
          <table:table-cell office:value-type="string" calcext:value-type="string">
            <text:p>hy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Paon</text:p>
          </table:table-cell>
          <table:table-cell office:value-type="string" calcext:value-type="string">
            <text:p>pa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pige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ochon</text:p>
          </table:table-cell>
          <table:table-cell office:value-type="string" calcext:value-type="string">
            <text:p>coch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ochon d'inde</text:p>
          </table:table-cell>
          <table:table-cell office:value-type="string" calcext:value-type="string">
            <text:p>cochondind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nema" table:style-name="ta2">
        <table:table-column table:style-name="co81" table:default-cell-style-name="ce13"/>
        <table:table-column table:style-name="co82" table:default-cell-style-name="ce13"/>
        <table:table-column table:style-name="co83" table:number-columns-repeated="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d'animation le plus rentable de tous les temps ?</text:p>
          </table:table-cell>
          <table:table-cell office:value-type="string" calcext:value-type="string">
            <text:p>La reine des neiges 2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éalisateur a dirigé "Inception" et "Dunkerque" ?</text:p>
          </table:table-cell>
          <table:table-cell office:value-type="string" calcext:value-type="string">
            <text:p>Christopher No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le plus chers de tous les temps ?</text:p>
          </table:table-cell>
          <table:table-cell office:value-type="string" calcext:value-type="string">
            <text:p>Pirates des Caraïbes : La Fontaine de Jouven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a joué le rôle principal dans "Forrest Gump" ?</text:p>
          </table:table-cell>
          <table:table-cell office:value-type="string" calcext:value-type="string">
            <text:p>Tom Hank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est le plus rentable ?</text:p>
          </table:table-cell>
          <table:table-cell office:value-type="string" calcext:value-type="string">
            <text:p>Avatar (2 923 706 026 $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réalisateur des films Avatar ?</text:p>
          </table:table-cell>
          <table:table-cell office:value-type="string" calcext:value-type="string">
            <text:p>James Camer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incarne le capitain Jack Sparrow ?</text:p>
          </table:table-cell>
          <table:table-cell office:value-type="string" calcext:value-type="string">
            <text:p>Johnny Depp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a joué le rôle de Batman#dans "The Dark Knight" en 2008 ?</text:p>
          </table:table-cell>
          <table:table-cell office:value-type="string" calcext:value-type="string">
            <text:p>Christian Ba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réalisé le film "E.T. l'extra-terrestre" en 1982 ?</text:p>
          </table:table-cell>
          <table:table-cell office:value-type="string" calcext:value-type="string">
            <text:p>Steven Spielberg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incarne Legolas dans le Seigneur des Anneaux ?</text:p>
          </table:table-cell>
          <table:table-cell office:value-type="string" calcext:value-type="string">
            <text:p>Orlando Bloo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peau" table:style-name="ta2">
        <table:table-column table:style-name="co84" table:default-cell-style-name="ce13"/>
        <table:table-column table:style-name="co85" table:default-cell-style-name="ce13"/>
        <table:table-column table:style-name="co86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D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lgiqu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Finland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Nepa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Slovenie</text:p>
          </table:table-cell>
          <table:table-cell office:value-type="string" calcext:value-type="string">
            <text:p>Sloven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lgerie</text:p>
          </table:table-cell>
          <table:table-cell office:value-type="string" calcext:value-type="string">
            <text:p>Alger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Croat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Kirghizistan</text:p>
          </table:table-cell>
          <table:table-cell office:value-type="string" calcext:value-type="string">
            <text:p>Kyrgyzsta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Jamaic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Alban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xar" table:style-name="ta2">
        <table:table-column table:style-name="co87" table:default-cell-style-name="ce13"/>
        <table:table-column table:style-name="co88" table:default-cell-style-name="ce13"/>
        <table:table-column table:style-name="co89" table:default-cell-style-name="ce13"/>
        <table:table-column table:style-name="co90" table:default-cell-style-name="ce13"/>
        <table:table-column table:style-name="co91" table:number-columns-repeated="1019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d Pixar a-t-il été fondé ?</text:p>
          </table:table-cell>
          <table:table-cell office:value-type="string" calcext:value-type="string">
            <text:p>"1986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premier long métrage réalisé par Pixar ?</text:p>
          </table:table-cell>
          <table:table-cell office:value-type="string" calcext:value-type="string">
            <text:p>Toy Sto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personnages principaux de "Monstres et Cie" ?</text:p>
          </table:table-cell>
          <table:table-cell office:value-type="string" calcext:value-type="string">
            <text:p>Sulli et Bo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et en scène un rat passionné de cuisine ?</text:p>
          </table:table-cell>
          <table:table-cell office:value-type="string" calcext:value-type="string">
            <text:p>Ratatouil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cowboy principal dans la saga "Toy Story" ?</text:p>
          </table:table-cell>
          <table:table-cell office:value-type="string" calcext:value-type="string">
            <text:p>Wood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robot extraterrestre blanc dans "Wall-E" ?</text:p>
          </table:table-cell>
          <table:table-cell office:value-type="string" calcext:value-type="string">
            <text:p>EV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articularité physique de Némo ?</text:p>
          </table:table-cell>
          <table:table-cell office:value-type="string" calcext:value-type="string">
            <text:p>Il a une nageoire cass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sortie en 2004 suit une famille de super héros ?</text:p>
          </table:table-cell>
          <table:table-cell office:value-type="string" calcext:value-type="string">
            <text:p>Les Indestructib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ilm Toy Story sont sorties actuellement ?</text:p>
          </table:table-cell>
          <table:table-cell office:value-type="string" calcext:value-type="string">
            <text:p>4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"Cars", qui est l'entraîneur de Flash McQueen ?</text:p>
          </table:table-cell>
          <table:table-cell office:value-type="string" calcext:value-type="string">
            <text:p>Doc Huds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amworks" table:style-name="ta2">
        <table:table-column table:style-name="co92" table:default-cell-style-name="ce13"/>
        <table:table-column table:style-name="co93" table:default-cell-style-name="ce13"/>
        <table:table-column table:style-name="co94" table:default-cell-style-name="ce13"/>
        <table:table-column table:style-name="co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ranchise de films d'animation met en#scène des créatures préhistoriques ?</text:p>
          </table:table-cell>
          <table:table-cell office:value-type="string" calcext:value-type="string">
            <text:p>L'Âge de gla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prête sa voix au personnage de l'Âne#dans la franchise "Shrek" ? (VO)</text:p>
          </table:table-cell>
          <table:table-cell office:value-type="string" calcext:value-type="string">
            <text:p>Eddie Murph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ne un des trois fondateurs de Dreamworks ?</text:p>
          </table:table-cell>
          <table:table-cell office:value-type="string" calcext:value-type="string">
            <text:p>Steven Spielberg, Jeffrey Katzenberg et David Geff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personnage principal#du film "Kung Fu Panda" ?</text:p>
          </table:table-cell>
          <table:table-cell office:value-type="string" calcext:value-type="string">
            <text:p>P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d Dreamworks a-t-il été fondé ?</text:p>
          </table:table-cell>
          <table:table-cell office:value-type="string" calcext:value-type="string">
            <text:p>"199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e nomme le lion de Madagascar ?</text:p>
          </table:table-cell>
          <table:table-cell office:value-type="string" calcext:value-type="string">
            <text:p>Ale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père de Fiona dans "Shrek" ?</text:p>
          </table:table-cell>
          <table:table-cell office:value-type="string" calcext:value-type="string">
            <text:p>Harol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film le poisson Oscar tombe amoureux de Angie ?</text:p>
          </table:table-cell>
          <table:table-cell office:value-type="string" calcext:value-type="string">
            <text:p>Gang de Req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dragon de Harold dans "Dragon" ?</text:p>
          </table:table-cell>
          <table:table-cell office:value-type="string" calcext:value-type="string">
            <text:p>Krokm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nimal principal du film "Turbo" ?</text:p>
          </table:table-cell>
          <table:table-cell office:value-type="string" calcext:value-type="string">
            <text:p>Escargo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Wars" table:style-name="ta2">
        <table:table-column table:style-name="co95" table:default-cell-style-name="ce13"/>
        <table:table-column table:style-name="co96" table:default-cell-style-name="ce13"/>
        <table:table-column table:style-name="co97" table:default-cell-style-name="ce13"/>
        <table:table-column table:style-name="co98" table:default-cell-style-name="ce13"/>
        <table:table-column table:style-name="co99" table:number-columns-repeated="1019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planète est détruite par l'Étoile de la Mort dans#"Un nouvel espoir" ?</text:p>
          </table:table-cell>
          <table:table-cell office:value-type="string" calcext:value-type="string">
            <text:p>Aldera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base rebelle dans "Le Retour du Jedi" ?</text:p>
          </table:table-cell>
          <table:table-cell office:value-type="string" calcext:value-type="string">
            <text:p>End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di a dirigé l'armée des#Clones pendant les Guerres Cloniques ?</text:p>
          </table:table-cell>
          <table:table-cell office:value-type="string" calcext:value-type="string">
            <text:p>Yod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maître Jedi est responsable#de l'entraînement d'Obi-Wan Kenobi ?</text:p>
          </table:table-cell>
          <table:table-cell office:value-type="string" calcext:value-type="string">
            <text:p>Qui-Gon Jin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 quelle planète vit Anakin avant de#partir rejoindre les Jedi ?</text:p>
          </table:table-cell>
          <table:table-cell office:value-type="string" calcext:value-type="string">
            <text:p>Tatoo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om porte le vaisseau spatial de Han Solo ?</text:p>
          </table:table-cell>
          <table:table-cell office:value-type="string" calcext:value-type="string">
            <text:p>Faucon Milléniu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sseur de primes a été engagé#par Dark Vador pour traquer Han Solo ?</text:p>
          </table:table-cell>
          <table:table-cell office:value-type="string" calcext:value-type="string">
            <text:p>Boba fet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olécule permet de savoir si un individu peut être un Jedi ?</text:p>
          </table:table-cell>
          <table:table-cell office:value-type="string" calcext:value-type="string">
            <text:p>Midi-chlorie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pprenti Sith Obi-Wan va-t-il tuer#en vengeant la mort de son maître ?</text:p>
          </table:table-cell>
          <table:table-cell office:value-type="string" calcext:value-type="string">
            <text:p>Dark Mau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tue le chancelier Palpatine ? (Dans l'Episode 6)</text:p>
          </table:table-cell>
          <table:table-cell office:value-type="string" calcext:value-type="string">
            <text:p>Dark Vad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3">
        <table:table-column table:style-name="co100" table:default-cell-style-name="ce13"/>
        <table:table-column table:style-name="co101" table:default-cell-style-name="ce13"/>
        <table:table-column table:style-name="co29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lus longue chaîne de montagnes du monde?</text:p>
          </table:table-cell>
          <table:table-cell office:value-type="string" calcext:value-type="string">
            <text:p>La cordillère des A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Jeux" table:style-name="ta1">
        <table:table-column table:style-name="co102" table:number-columns-repeated="63" table:default-cell-style-name="ce13"/>
        <table:table-column table:style-name="co7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s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manEmpire" table:style-name="ta2">
        <table:table-column table:style-name="co103" table:default-cell-style-name="ce13"/>
        <table:table-column table:style-name="co104" table:default-cell-style-name="ce13"/>
        <table:table-column table:style-name="co105" table:default-cell-style-name="ce13"/>
        <table:table-column table:style-name="co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1" table:style-name="ta2">
        <table:table-column table:style-name="co21" table:default-cell-style-name="ce13"/>
        <table:table-column table:style-name="co50" table:default-cell-style-name="ce13"/>
        <table:table-column table:style-name="co7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League" table:style-name="ta1">
        <table:table-column table:style-name="co106" table:number-columns-repeated="4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Kindred</text:p>
          </table:table-cell>
          <table:table-cell office:value-type="string" calcext:value-type="string">
            <text:p>Kindre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Varus</text:p>
          </table:table-cell>
          <table:table-cell office:value-type="string" calcext:value-type="string">
            <text:p>Var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et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Seraphi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Qiyana</text:p>
          </table:table-cell>
          <table:table-cell office:value-type="string" calcext:value-type="string">
            <text:p>Qiya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Nunu et Willump</text:p>
          </table:table-cell>
          <table:table-cell office:value-type="string" calcext:value-type="string">
            <text:p>Nun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Morga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Maître Yi</text:p>
          </table:table-cell>
          <table:table-cell office:value-type="string" calcext:value-type="string">
            <text:p>Y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Katari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Jayce</text:p>
          </table:table-cell>
          <table:table-cell office:value-type="string" calcext:value-type="string">
            <text:p>Jay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Ban" table:style-name="ta1">
        <table:table-column table:style-name="co107" table:number-columns-repeated="61" table:default-cell-style-name="ce13"/>
        <table:table-column table:style-name="co7" table:number-columns-repeated="9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Death" table:style-name="ta1">
        <table:table-column table:style-name="co108" table:number-columns-repeated="64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Yuum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Xerath</text:p>
          </table:table-cell>
          <table:table-cell office:value-type="string" calcext:value-type="string">
            <text:p>Xerat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Vex</text:p>
          </table:table-cell>
          <table:table-cell office:value-type="string" calcext:value-type="string">
            <text:p>Ve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Fiddlestick</text:p>
          </table:table-cell>
          <table:table-cell office:value-type="string" calcext:value-type="string">
            <text:p>Fidd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Aurelion Sol</text:p>
          </table:table-cell>
          <table:table-cell office:value-type="string" calcext:value-type="string">
            <text:p>As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Lul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Taric</text:p>
          </table:table-cell>
          <table:table-cell office:value-type="string" calcext:value-type="string">
            <text:p>Tari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Orianna</text:p>
          </table:table-cell>
          <table:table-cell office:value-type="string" calcext:value-type="string">
            <text:p>Orian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" table:style-name="ta1">
        <table:table-column table:style-name="co59" table:default-cell-style-name="ce13"/>
        <table:table-column table:style-name="co109" table:default-cell-style-name="ce13"/>
        <table:table-column table:style-name="co110" table:default-cell-style-name="ce13"/>
        <table:table-column table:style-name="co10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1">
        <table:table-column table:style-name="co111" table:number-columns-repeated="63" table:default-cell-style-name="ce13"/>
        <table:table-column table:style-name="co7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mne" table:style-name="ta1">
        <table:table-column table:style-name="co112" table:number-columns-repeated="63" table:default-cell-style-name="ce13"/>
        <table:table-column table:style-name="co7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1">
        <table:table-column table:style-name="co113" table:default-cell-style-name="ce13"/>
        <table:table-column table:style-name="co114" table:default-cell-style-name="ce13"/>
        <table:table-column table:style-name="co113" table:number-columns-repeated="61" table:default-cell-style-name="ce13"/>
        <table:table-column table:style-name="co7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Serie" table:style-name="ta1">
        <table:table-column table:style-name="co115" table:number-columns-repeated="4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oute" table:style-name="ta1">
        <table:table-column table:style-name="co2" table:default-cell-style-name="ce13"/>
        <table:table-column table:style-name="co116" table:default-cell-style-name="ce13"/>
        <table:table-column table:style-name="co25" table:default-cell-style-name="ce13"/>
        <table:table-column table:style-name="co1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ing" table:style-name="ta3">
        <table:table-column table:style-name="co117" table:default-cell-style-name="ce13"/>
        <table:table-column table:style-name="co118" table:default-cell-style-name="ce13"/>
        <table:table-column table:style-name="co119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2">
        <table:table-column table:style-name="co120" table:default-cell-style-name="ce13"/>
        <table:table-column table:style-name="co115" table:default-cell-style-name="ce13"/>
        <table:table-column table:style-name="co148" table:number-columns-repeated="1021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400 Po (3200+26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300 Po (2800+3300+32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700 Po <text:s/>(2200+2300+22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333 Po (3333+32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 (À 10 PO près)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ses 2 personnages ?</text:p>
          </table:table-cell>
          <table:table-cell office:value-type="string" calcext:value-type="string">
            <text:p>Morgana (Snow Moon) &amp; Akali (Coven)</text:p>
          </table:table-cell>
          <table:table-cell office:value-type="string" calcext:value-type="string">
            <text:p>morganakal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1980" table:style-name="ta3">
        <table:table-column table:style-name="co122" table:default-cell-style-name="ce13"/>
        <table:table-column table:style-name="co123" table:default-cell-style-name="ce13"/>
        <table:table-column table:style-name="co90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Michael Jackson - Billie Jean</text:p>
          </table:table-cell>
          <table:table-cell office:value-type="string" calcext:value-type="string">
            <text:p>MJBil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Queen - Radio Gaga</text:p>
          </table:table-cell>
          <table:table-cell office:value-type="string" calcext:value-type="string">
            <text:p>QueenRadi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Indochine - L'aventurier</text:p>
          </table:table-cell>
          <table:table-cell office:value-type="string" calcext:value-type="string">
            <text:p>Indochi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de cette chanson ?</text:p>
          </table:table-cell>
          <table:table-cell office:value-type="string" calcext:value-type="string">
            <text:p>Daniel Balavoine</text:p>
          </table:table-cell>
          <table:table-cell office:value-type="string" calcext:value-type="string">
            <text:p>balavoi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Image - Les démons de minuit</text:p>
          </table:table-cell>
          <table:table-cell office:value-type="string" calcext:value-type="string">
            <text:p>ima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Johnny Hallyday - Le pénitencier</text:p>
          </table:table-cell>
          <table:table-cell office:value-type="string" calcext:value-type="string">
            <text:p>J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cette chanson ?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TakeOnM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de cette chanson ?</text:p>
          </table:table-cell>
          <table:table-cell office:value-type="string" calcext:value-type="string">
            <text:p>Eddy Mitchell</text:p>
          </table:table-cell>
          <table:table-cell office:value-type="string" calcext:value-type="string">
            <text:p>EM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Jacques Brel - La valse à 1000 temps</text:p>
          </table:table-cell>
          <table:table-cell office:value-type="string" calcext:value-type="string">
            <text:p>JB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AC/DC - Thunderstruck</text:p>
          </table:table-cell>
          <table:table-cell office:value-type="string" calcext:value-type="string">
            <text:p>acd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3">
        <table:table-column table:style-name="co124" table:default-cell-style-name="ce13"/>
        <table:table-column table:style-name="co120" table:default-cell-style-name="ce13"/>
        <table:table-column table:style-name="co125" table:number-columns-repeated="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Alizée - Moi … Lolita</text:p>
          </table:table-cell>
          <table:table-cell office:value-type="string" calcext:value-type="string">
            <text:p>Alize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Gotye - Somebody That I Used To Know </text:p>
          </table:table-cell>
          <table:table-cell office:value-type="string" calcext:value-type="string">
            <text:p>goty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L5 - Toutes Les Femmes De Ta Vie</text:p>
          </table:table-cell>
          <table:table-cell office:value-type="string" calcext:value-type="string">
            <text:p>l5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, le featuring et le titre de cette chanson ?</text:p>
          </table:table-cell>
          <table:table-cell office:value-type="string" calcext:value-type="string">
            <text:p>Calogero ft. Passi - Face à la mer</text:p>
          </table:table-cell>
          <table:table-cell office:value-type="string" calcext:value-type="string">
            <text:p>caloger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groupe et le titre de cette chanson ?</text:p>
          </table:table-cell>
          <table:table-cell office:value-type="string" calcext:value-type="string">
            <text:p>Sexion d'assault - Wati by night</text:p>
          </table:table-cell>
          <table:table-cell office:value-type="string" calcext:value-type="string">
            <text:p>SD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groupe et le titre de cette chanson ?</text:p>
          </table:table-cell>
          <table:table-cell office:value-type="string" calcext:value-type="string">
            <text:p>Daft Punk - Harder, Better, Faster, Stronger</text:p>
          </table:table-cell>
          <table:table-cell office:value-type="string" calcext:value-type="string">
            <text:p>daftpun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groupe de cette chanson ?</text:p>
          </table:table-cell>
          <table:table-cell office:value-type="string" calcext:value-type="string">
            <text:p>Magic System</text:p>
          </table:table-cell>
          <table:table-cell office:value-type="string" calcext:value-type="string">
            <text:p>M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Nâdiya - Et c'est parti...</text:p>
          </table:table-cell>
          <table:table-cell office:value-type="string" calcext:value-type="string">
            <text:p>Nady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groupe de cette chanson ?</text:p>
          </table:table-cell>
          <table:table-cell office:value-type="string" calcext:value-type="string">
            <text:p>Tragedie</text:p>
          </table:table-cell>
          <table:table-cell office:value-type="string" calcext:value-type="string">
            <text:p>Traged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Colonel Reyel - Celui</text:p>
          </table:table-cell>
          <table:table-cell office:value-type="string" calcext:value-type="string">
            <text:p>Reye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3">
        <table:table-column table:style-name="co126" table:default-cell-style-name="ce13"/>
        <table:table-column table:style-name="co120" table:default-cell-style-name="ce13"/>
        <table:table-column table:style-name="co7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Quel roi de France a été exécuté pendant#la Révolution française en 1793 ?</text:p>
          </table:table-cell>
          <table:table-cell table:style-name="ce16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Quel château de la Loire a fait édifier François 1er ?</text:p>
          </table:table-cell>
          <table:table-cell table:style-name="ce16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17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ort" table:style-name="ta3">
        <table:table-column table:style-name="co127" table:default-cell-style-name="ce13"/>
        <table:table-column table:style-name="co128" table:default-cell-style-name="ce13"/>
        <table:table-column table:style-name="co129" table:default-cell-style-name="ce13"/>
        <table:table-column table:style-name="co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mobile" table:style-name="ta3">
        <table:table-column table:style-name="co130" table:default-cell-style-name="ce13"/>
        <table:table-column table:style-name="co131" table:default-cell-style-name="ce13"/>
        <table:table-column table:style-name="co132" table:default-cell-style-name="ce13"/>
        <table:table-column table:style-name="co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tery" table:style-name="ta1">
        <table:table-column table:style-name="co133" table:default-cell-style-name="ce13"/>
        <table:table-column table:style-name="co134" table:default-cell-style-name="ce13"/>
        <table:table-column table:style-name="co135" table:default-cell-style-name="ce13"/>
        <table:table-column table:style-name="co133" table:number-columns-repeated="61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" table:style-name="ta2">
        <table:table-column table:style-name="co136" table:default-cell-style-name="ce13"/>
        <table:table-column table:style-name="co137" table:default-cell-style-name="ce13"/>
        <table:table-column table:style-name="co138" table:number-columns-repeated="62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ission" table:style-name="ta2">
        <table:table-column table:style-name="co139" table:number-columns-repeated="64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'amour est dans le pré</text:p>
          </table:table-cell>
          <table:table-cell table:style-name="ce16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Qui veut gagner des millions</text:p>
          </table:table-cell>
          <table:table-cell table:style-name="ce16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Secret Story</text:p>
          </table:table-cell>
          <table:table-cell table:style-name="ce16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Juste Prix</text:p>
          </table:table-cell>
          <table:table-cell table:style-name="ce16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a Carte aux Trésors</text:p>
          </table:table-cell>
          <table:table-cell table:style-name="ce16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C'est pas sorcier</text:p>
          </table:table-cell>
          <table:table-cell table:style-name="ce16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Interville</text:p>
          </table:table-cell>
          <table:table-cell table:style-name="ce16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Meilleur Patissier</text:p>
          </table:table-cell>
          <table:table-cell table:style-name="ce16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Attention à la marche</text:p>
          </table:table-cell>
          <table:table-cell table:style-name="ce16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table:number-columns-repeated="2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stronomy" table:style-name="ta3">
        <table:table-column table:style-name="co140" table:default-cell-style-name="ce13"/>
        <table:table-column table:style-name="co135" table:default-cell-style-name="ce13"/>
        <table:table-column table:style-name="co10" table:default-cell-style-name="ce13"/>
        <table:table-column table:style-name="co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18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p" table:style-name="ta3">
        <table:table-column table:style-name="co141" table:number-columns-repeated="3" table:default-cell-style-name="ce13"/>
        <table:table-column table:style-name="co142" table:default-cell-style-name="ce13"/>
        <table:table-column table:style-name="co141" table:number-columns-repeated="60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e" table:style-name="ta1">
        <table:table-column table:style-name="co143" table:number-columns-repeated="1023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Death Note</text:p>
          </table:table-cell>
          <table:table-cell office:value-type="string" calcext:value-type="string">
            <text:p>DeathNo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Naruto</text:p>
          </table:table-cell>
          <table:table-cell office:value-type="string" calcext:value-type="string">
            <text:p>Narut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Tokyo Ghoul</text:p>
          </table:table-cell>
          <table:table-cell office:value-type="string" calcext:value-type="string">
            <text:p>TokyoGhou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One Piece</text:p>
          </table:table-cell>
          <table:table-cell office:value-type="string" calcext:value-type="string">
            <text:p>OnePie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My Hero Academia</text:p>
          </table:table-cell>
          <table:table-cell office:value-type="string" calcext:value-type="string">
            <text:p>MyHeroAcadem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Dragon Ball</text:p>
          </table:table-cell>
          <table:table-cell office:value-type="string" calcext:value-type="string">
            <text:p>DBZ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Jojo’s Bizarre Adventure</text:p>
          </table:table-cell>
          <table:table-cell office:value-type="string" calcext:value-type="string">
            <text:p>Joj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Hunter X Hunter</text:p>
          </table:table-cell>
          <table:table-cell office:value-type="string" calcext:value-type="string">
            <text:p>HunterxHunt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Totoro</text:p>
          </table:table-cell>
          <table:table-cell office:value-type="string" calcext:value-type="string">
            <text:p>Totor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ney" table:style-name="ta3">
        <table:table-column table:style-name="co144" table:number-columns-repeated="2" table:default-cell-style-name="ce13"/>
        <table:table-column table:style-name="co145" table:default-cell-style-name="ce13"/>
        <table:table-column table:style-name="co7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lique" table:style-name="ta1">
        <table:table-column table:style-name="co146" table:number-columns-repeated="1023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RRrrrr !</text:p>
          </table:table-cell>
          <table:table-cell office:value-type="string" calcext:value-type="string">
            <text:p>Rrr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Repl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Bienvenue chez les Ch’tis</text:p>
          </table:table-cell>
          <table:table-cell office:value-type="string" calcext:value-type="string">
            <text:p>BienvenuChezLesChti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Fast and Furious</text:p>
          </table:table-cell>
          <table:table-cell office:value-type="string" calcext:value-type="string">
            <text:p>FastFurio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Tax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ambo</text:p>
          </table:table-cell>
          <table:table-cell office:value-type="string" calcext:value-type="string">
            <text:p>Ramb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WarsRepl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eady Player One</text:p>
          </table:table-cell>
          <table:table-cell office:value-type="string" calcext:value-type="string">
            <text:p>ReadyPlayerO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OSS 117</text:p>
          </table:table-cell>
          <table:table-cell office:value-type="string" calcext:value-type="string">
            <text:p>OSS117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Pirates des Caraïbes</text:p>
          </table:table-cell>
          <table:table-cell office:value-type="string" calcext:value-type="string">
            <text:p>PirateD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tton_template2" table:style-name="ta1">
        <table:table-column table:style-name="co1" table:default-cell-style-name="ce13"/>
        <table:table-column table:style-name="co7" table:number-columns-repeated="1023" table:default-cell-style-name="ce1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4-02-04T16:20:38.705000000</dc:date>
    <meta:editing-cycles>226</meta:editing-cycles>
    <meta:editing-duration>PT9H3S</meta:editing-duration>
    <meta:document-statistic meta:table-count="64" meta:cell-count="2794" meta:object-count="0"/>
  </office:meta>
</office:document-meta>
</file>